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2673in"/>
    </style:style>
    <style:style style:name="co5" style:family="table-column">
      <style:table-column-properties fo:break-before="auto" style:column-width="7.6437in"/>
    </style:style>
    <style:style style:name="co6" style:family="table-column">
      <style:table-column-properties fo:break-before="auto" style:column-width="1.2866in"/>
    </style:style>
    <style:style style:name="co7" style:family="table-column">
      <style:table-column-properties fo:break-before="auto" style:column-width="1.228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6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Konuml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Konum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rika 1</text:p>
          </table:table-cell>
          <table:table-cell office:value-type="string" calcext:value-type="string">
            <text:p>Çerkezköy</text:p>
          </table:table-cell>
          <table:table-cell table:style-name="Default" office:value-type="float" office:value="41.298128" calcext:value-type="float">
            <text:p>41.298128</text:p>
          </table:table-cell>
          <table:table-cell table:style-name="Default" office:value-type="float" office:value="28.012989" calcext:value-type="float">
            <text:p>28.012989</text:p>
          </table:table-cell>
          <table:table-cell office:value-type="float" office:value="31" calcext:value-type="float">
            <text:p>31</text:p>
          </table:table-cell>
          <table:table-cell table:formula="of:=&quot;insert into konx (idx, turx, adx, sehirx, latx, logx) values ('&quot;&amp;[.E2]&amp;&quot;','fabrika','&quot;&amp;[.A2]&amp;&quot;','&quot;&amp;[.B2]&amp;&quot;','&quot;&amp;[.C2]&amp;&quot;','&quot;&amp;[.D2]&amp;&quot;');&quot;" office:value-type="string" office:string-value="insert into konx (idx, turx, adx, sehirx, latx, logx) values ('31','fabrika','Fabrika 1','Çerkezköy','41.298128','28.012989');" calcext:value-type="string">
            <text:p>insert into konx (idx, turx, adx, sehirx, latx, logx) values ('31','fabrika','Fabrika 1','Çerkezköy','41.298128','28.012989');</text:p>
          </table:table-cell>
        </table:table-row>
        <table:table-row table:style-name="ro1">
          <table:table-cell office:value-type="string" calcext:value-type="string">
            <text:p>Fabrika 2</text:p>
          </table:table-cell>
          <table:table-cell office:value-type="string" calcext:value-type="string">
            <text:p>Sakarya</text:p>
          </table:table-cell>
          <table:table-cell office:value-type="float" office:value="40.740952" calcext:value-type="float">
            <text:p>40.7409520000</text:p>
          </table:table-cell>
          <table:table-cell office:value-type="float" office:value="30.442422" calcext:value-type="float">
            <text:p>30.4424220000</text:p>
          </table:table-cell>
          <table:table-cell office:value-type="float" office:value="32" calcext:value-type="float">
            <text:p>32</text:p>
          </table:table-cell>
          <table:table-cell table:formula="of:=&quot;insert into konx (idx, turx, adx, sehirx, latx, logx) values ('&quot;&amp;[.E3]&amp;&quot;','fabrika','&quot;&amp;[.A3]&amp;&quot;','&quot;&amp;[.B3]&amp;&quot;','&quot;&amp;[.C3]&amp;&quot;','&quot;&amp;[.D3]&amp;&quot;');&quot;" office:value-type="string" office:string-value="insert into konx (idx, turx, adx, sehirx, latx, logx) values ('32','fabrika','Fabrika 2','Sakarya','40.740952','30.442422');" calcext:value-type="string">
            <text:p>insert into konx (idx, turx, adx, sehirx, latx, logx) values ('32','fabrika','Fabrika 2','Sakarya','40.740952','30.442422');</text:p>
          </table:table-cell>
        </table:table-row>
        <table:table-row table:style-name="ro1">
          <table:table-cell office:value-type="string" calcext:value-type="string">
            <text:p>Fabrika 3</text:p>
          </table:table-cell>
          <table:table-cell office:value-type="string" calcext:value-type="string">
            <text:p>İzmir</text:p>
          </table:table-cell>
          <table:table-cell office:value-type="float" office:value="38.320434" calcext:value-type="float">
            <text:p>38.3204340000</text:p>
          </table:table-cell>
          <table:table-cell office:value-type="float" office:value="27.121188" calcext:value-type="float">
            <text:p>27.1211880000</text:p>
          </table:table-cell>
          <table:table-cell office:value-type="float" office:value="33" calcext:value-type="float">
            <text:p>33</text:p>
          </table:table-cell>
          <table:table-cell table:formula="of:=&quot;insert into konx (idx, turx, adx, sehirx, latx, logx) values ('&quot;&amp;[.E4]&amp;&quot;','fabrika','&quot;&amp;[.A4]&amp;&quot;','&quot;&amp;[.B4]&amp;&quot;','&quot;&amp;[.C4]&amp;&quot;','&quot;&amp;[.D4]&amp;&quot;');&quot;" office:value-type="string" office:string-value="insert into konx (idx, turx, adx, sehirx, latx, logx) values ('33','fabrika','Fabrika 3','İzmir','38.320434','27.121188');" calcext:value-type="string">
            <text:p>insert into konx (idx, turx, adx, sehirx, latx, logx) values ('33','fabrika','Fabrika 3','İzmir','38.320434','27.121188');</text:p>
          </table:table-cell>
        </table:table-row>
        <table:table-row table:style-name="ro1">
          <table:table-cell office:value-type="string" calcext:value-type="string">
            <text:p>Fabrika 4</text:p>
          </table:table-cell>
          <table:table-cell office:value-type="string" calcext:value-type="string">
            <text:p>Malatya</text:p>
          </table:table-cell>
          <table:table-cell office:value-type="float" office:value="38.335948" calcext:value-type="float">
            <text:p>38.3359480000</text:p>
          </table:table-cell>
          <table:table-cell office:value-type="float" office:value="38.483702" calcext:value-type="float">
            <text:p>38.4837020000</text:p>
          </table:table-cell>
          <table:table-cell office:value-type="float" office:value="34" calcext:value-type="float">
            <text:p>34</text:p>
          </table:table-cell>
          <table:table-cell table:formula="of:=&quot;insert into konx (idx, turx, adx, sehirx, latx, logx) values ('&quot;&amp;[.E5]&amp;&quot;','fabrika','&quot;&amp;[.A5]&amp;&quot;','&quot;&amp;[.B5]&amp;&quot;','&quot;&amp;[.C5]&amp;&quot;','&quot;&amp;[.D5]&amp;&quot;');&quot;" office:value-type="string" office:string-value="insert into konx (idx, turx, adx, sehirx, latx, logx) values ('34','fabrika','Fabrika 4','Malatya','38.335948','38.483702');" calcext:value-type="string">
            <text:p>insert into konx (idx, turx, adx, sehirx, latx, logx) values ('34','fabrika','Fabrika 4','Malatya','38.335948','38.483702');</text:p>
          </table:table-cell>
        </table:table-row>
        <table:table-row table:style-name="ro1">
          <table:table-cell office:value-type="string" calcext:value-type="string">
            <text:p>Bayi 1</text:p>
          </table:table-cell>
          <table:table-cell office:value-type="string" calcext:value-type="string">
            <text:p>İstanbul Avrupa 1</text:p>
          </table:table-cell>
          <table:table-cell office:value-type="float" office:value="41.015736" calcext:value-type="float">
            <text:p>41.0157360000</text:p>
          </table:table-cell>
          <table:table-cell office:value-type="float" office:value="28.624506" calcext:value-type="float">
            <text:p>28.6245060000</text:p>
          </table:table-cell>
          <table:table-cell office:value-type="float" office:value="35" calcext:value-type="float">
            <text:p>35</text:p>
          </table:table-cell>
          <table:table-cell table:formula="of:=&quot;insert into konx (idx, turx, adx, sehirx, latx, logx) values ('&quot;&amp;[.E6]&amp;&quot;','bayi','&quot;&amp;[.A6]&amp;&quot;','&quot;&amp;[.B6]&amp;&quot;','&quot;&amp;[.C6]&amp;&quot;','&quot;&amp;[.D6]&amp;&quot;');&quot;" office:value-type="string" office:string-value="insert into konx (idx, turx, adx, sehirx, latx, logx) values ('35','bayi','Bayi 1','İstanbul Avrupa 1','41.015736','28.624506');" calcext:value-type="string">
            <text:p>insert into konx (idx, turx, adx, sehirx, latx, logx) values ('35','bayi','Bayi 1','İstanbul Avrupa 1','41.015736','28.624506');</text:p>
          </table:table-cell>
        </table:table-row>
        <table:table-row table:style-name="ro1">
          <table:table-cell office:value-type="string" calcext:value-type="string">
            <text:p>Bayi 2</text:p>
          </table:table-cell>
          <table:table-cell office:value-type="string" calcext:value-type="string">
            <text:p>İstanbul Avrupa 2</text:p>
          </table:table-cell>
          <table:table-cell office:value-type="float" office:value="41.146726" calcext:value-type="float">
            <text:p>41.1467260000</text:p>
          </table:table-cell>
          <table:table-cell office:value-type="float" office:value="29.035284" calcext:value-type="float">
            <text:p>29.0352840000</text:p>
          </table:table-cell>
          <table:table-cell office:value-type="float" office:value="36" calcext:value-type="float">
            <text:p>36</text:p>
          </table:table-cell>
          <table:table-cell table:formula="of:=&quot;insert into konx (idx, turx, adx, sehirx, latx, logx) values ('&quot;&amp;[.E7]&amp;&quot;','bayi','&quot;&amp;[.A7]&amp;&quot;','&quot;&amp;[.B7]&amp;&quot;','&quot;&amp;[.C7]&amp;&quot;','&quot;&amp;[.D7]&amp;&quot;');&quot;" office:value-type="string" office:string-value="insert into konx (idx, turx, adx, sehirx, latx, logx) values ('36','bayi','Bayi 2','İstanbul Avrupa 2','41.146726','29.035284');" calcext:value-type="string">
            <text:p>insert into konx (idx, turx, adx, sehirx, latx, logx) values ('36','bayi','Bayi 2','İstanbul Avrupa 2','41.146726','29.035284');</text:p>
          </table:table-cell>
        </table:table-row>
        <table:table-row table:style-name="ro1">
          <table:table-cell office:value-type="string" calcext:value-type="string">
            <text:p>Bayi 3</text:p>
          </table:table-cell>
          <table:table-cell office:value-type="string" calcext:value-type="string">
            <text:p>İstanbul Anadolu 1</text:p>
          </table:table-cell>
          <table:table-cell office:value-type="float" office:value="41.049475" calcext:value-type="float">
            <text:p>41.0494750000</text:p>
          </table:table-cell>
          <table:table-cell office:value-type="float" office:value="29.239253" calcext:value-type="float">
            <text:p>29.2392530000</text:p>
          </table:table-cell>
          <table:table-cell office:value-type="float" office:value="37" calcext:value-type="float">
            <text:p>37</text:p>
          </table:table-cell>
          <table:table-cell table:formula="of:=&quot;insert into konx (idx, turx, adx, sehirx, latx, logx) values ('&quot;&amp;[.E8]&amp;&quot;','bayi','&quot;&amp;[.A8]&amp;&quot;','&quot;&amp;[.B8]&amp;&quot;','&quot;&amp;[.C8]&amp;&quot;','&quot;&amp;[.D8]&amp;&quot;');&quot;" office:value-type="string" office:string-value="insert into konx (idx, turx, adx, sehirx, latx, logx) values ('37','bayi','Bayi 3','İstanbul Anadolu 1','41.049475','29.239253');" calcext:value-type="string">
            <text:p>insert into konx (idx, turx, adx, sehirx, latx, logx) values ('37','bayi','Bayi 3','İstanbul Anadolu 1','41.049475','29.239253');</text:p>
          </table:table-cell>
        </table:table-row>
        <table:table-row table:style-name="ro1">
          <table:table-cell office:value-type="string" calcext:value-type="string">
            <text:p>Bayi 4</text:p>
          </table:table-cell>
          <table:table-cell office:value-type="string" calcext:value-type="string">
            <text:p>İstanbul Anadolu 2</text:p>
          </table:table-cell>
          <table:table-cell office:value-type="float" office:value="40.912395" calcext:value-type="float">
            <text:p>40.9123950000</text:p>
          </table:table-cell>
          <table:table-cell office:value-type="float" office:value="29.190086" calcext:value-type="float">
            <text:p>29.1900860000</text:p>
          </table:table-cell>
          <table:table-cell office:value-type="float" office:value="38" calcext:value-type="float">
            <text:p>38</text:p>
          </table:table-cell>
          <table:table-cell table:formula="of:=&quot;insert into konx (idx, turx, adx, sehirx, latx, logx) values ('&quot;&amp;[.E9]&amp;&quot;','bayi','&quot;&amp;[.A9]&amp;&quot;','&quot;&amp;[.B9]&amp;&quot;','&quot;&amp;[.C9]&amp;&quot;','&quot;&amp;[.D9]&amp;&quot;');&quot;" office:value-type="string" office:string-value="insert into konx (idx, turx, adx, sehirx, latx, logx) values ('38','bayi','Bayi 4','İstanbul Anadolu 2','40.912395','29.190086');" calcext:value-type="string">
            <text:p>insert into konx (idx, turx, adx, sehirx, latx, logx) values ('38','bayi','Bayi 4','İstanbul Anadolu 2','40.912395','29.190086');</text:p>
          </table:table-cell>
        </table:table-row>
        <table:table-row table:style-name="ro1">
          <table:table-cell office:value-type="string" calcext:value-type="string">
            <text:p>Bayi 5</text:p>
          </table:table-cell>
          <table:table-cell office:value-type="string" calcext:value-type="string">
            <text:p>Bursa</text:p>
          </table:table-cell>
          <table:table-cell office:value-type="float" office:value="40.183033" calcext:value-type="float">
            <text:p>40.1830330000</text:p>
          </table:table-cell>
          <table:table-cell office:value-type="float" office:value="29.05784" calcext:value-type="float">
            <text:p>29.0578400000</text:p>
          </table:table-cell>
          <table:table-cell office:value-type="float" office:value="39" calcext:value-type="float">
            <text:p>39</text:p>
          </table:table-cell>
          <table:table-cell table:formula="of:=&quot;insert into konx (idx, turx, adx, sehirx, latx, logx) values ('&quot;&amp;[.E10]&amp;&quot;','bayi','&quot;&amp;[.A10]&amp;&quot;','&quot;&amp;[.B10]&amp;&quot;','&quot;&amp;[.C10]&amp;&quot;','&quot;&amp;[.D10]&amp;&quot;');&quot;" office:value-type="string" office:string-value="insert into konx (idx, turx, adx, sehirx, latx, logx) values ('39','bayi','Bayi 5','Bursa','40.183033','29.05784');" calcext:value-type="string">
            <text:p>insert into konx (idx, turx, adx, sehirx, latx, logx) values ('39','bayi','Bayi 5','Bursa','40.183033','29.05784');</text:p>
          </table:table-cell>
        </table:table-row>
        <table:table-row table:style-name="ro1">
          <table:table-cell office:value-type="string" calcext:value-type="string">
            <text:p>Bayi 6</text:p>
          </table:table-cell>
          <table:table-cell office:value-type="string" calcext:value-type="string">
            <text:p>İzmir</text:p>
          </table:table-cell>
          <table:table-cell office:value-type="float" office:value="38.420978" calcext:value-type="float">
            <text:p>38.4209780000</text:p>
          </table:table-cell>
          <table:table-cell office:value-type="float" office:value="27.133509" calcext:value-type="float">
            <text:p>27.1335090000</text:p>
          </table:table-cell>
          <table:table-cell office:value-type="float" office:value="40" calcext:value-type="float">
            <text:p>40</text:p>
          </table:table-cell>
          <table:table-cell table:formula="of:=&quot;insert into konx (idx, turx, adx, sehirx, latx, logx) values ('&quot;&amp;[.E11]&amp;&quot;','bayi','&quot;&amp;[.A11]&amp;&quot;','&quot;&amp;[.B11]&amp;&quot;','&quot;&amp;[.C11]&amp;&quot;','&quot;&amp;[.D11]&amp;&quot;');&quot;" office:value-type="string" office:string-value="insert into konx (idx, turx, adx, sehirx, latx, logx) values ('40','bayi','Bayi 6','İzmir','38.420978','27.133509');" calcext:value-type="string">
            <text:p>insert into konx (idx, turx, adx, sehirx, latx, logx) values ('40','bayi','Bayi 6','İzmir','38.420978','27.133509');</text:p>
          </table:table-cell>
        </table:table-row>
        <table:table-row table:style-name="ro1">
          <table:table-cell office:value-type="string" calcext:value-type="string">
            <text:p>Bayi 7</text:p>
          </table:table-cell>
          <table:table-cell office:value-type="string" calcext:value-type="string">
            <text:p>Konya</text:p>
          </table:table-cell>
          <table:table-cell office:value-type="float" office:value="37.876737" calcext:value-type="float">
            <text:p>37.8767370000</text:p>
          </table:table-cell>
          <table:table-cell office:value-type="float" office:value="32.481132" calcext:value-type="float">
            <text:p>32.4811320000</text:p>
          </table:table-cell>
          <table:table-cell office:value-type="float" office:value="41" calcext:value-type="float">
            <text:p>41</text:p>
          </table:table-cell>
          <table:table-cell table:formula="of:=&quot;insert into konx (idx, turx, adx, sehirx, latx, logx) values ('&quot;&amp;[.E12]&amp;&quot;','bayi','&quot;&amp;[.A12]&amp;&quot;','&quot;&amp;[.B12]&amp;&quot;','&quot;&amp;[.C12]&amp;&quot;','&quot;&amp;[.D12]&amp;&quot;');&quot;" office:value-type="string" office:string-value="insert into konx (idx, turx, adx, sehirx, latx, logx) values ('41','bayi','Bayi 7','Konya','37.876737','32.481132');" calcext:value-type="string">
            <text:p>insert into konx (idx, turx, adx, sehirx, latx, logx) values ('41','bayi','Bayi 7','Konya','37.876737','32.481132');</text:p>
          </table:table-cell>
        </table:table-row>
        <table:table-row table:style-name="ro1">
          <table:table-cell office:value-type="string" calcext:value-type="string">
            <text:p>Bayi 8</text:p>
          </table:table-cell>
          <table:table-cell office:value-type="string" calcext:value-type="string">
            <text:p>Mersin</text:p>
          </table:table-cell>
          <table:table-cell office:value-type="float" office:value="36.892335" calcext:value-type="float">
            <text:p>36.8923350000</text:p>
          </table:table-cell>
          <table:table-cell office:value-type="float" office:value="34.86405" calcext:value-type="float">
            <text:p>34.8640500000</text:p>
          </table:table-cell>
          <table:table-cell office:value-type="float" office:value="42" calcext:value-type="float">
            <text:p>42</text:p>
          </table:table-cell>
          <table:table-cell table:formula="of:=&quot;insert into konx (idx, turx, adx, sehirx, latx, logx) values ('&quot;&amp;[.E13]&amp;&quot;','bayi','&quot;&amp;[.A13]&amp;&quot;','&quot;&amp;[.B13]&amp;&quot;','&quot;&amp;[.C13]&amp;&quot;','&quot;&amp;[.D13]&amp;&quot;');&quot;" office:value-type="string" office:string-value="insert into konx (idx, turx, adx, sehirx, latx, logx) values ('42','bayi','Bayi 8','Mersin','36.892335','34.86405');" calcext:value-type="string">
            <text:p>insert into konx (idx, turx, adx, sehirx, latx, logx) values ('42','bayi','Bayi 8','Mersin','36.892335','34.86405');</text:p>
          </table:table-cell>
        </table:table-row>
        <table:table-row table:style-name="ro1">
          <table:table-cell office:value-type="string" calcext:value-type="string">
            <text:p>Bayi 9</text:p>
          </table:table-cell>
          <table:table-cell office:value-type="string" calcext:value-type="string">
            <text:p>Ankara</text:p>
          </table:table-cell>
          <table:table-cell office:value-type="float" office:value="39.908104" calcext:value-type="float">
            <text:p>39.9081040000</text:p>
          </table:table-cell>
          <table:table-cell office:value-type="float" office:value="32.799651" calcext:value-type="float">
            <text:p>32.7996510000</text:p>
          </table:table-cell>
          <table:table-cell office:value-type="float" office:value="43" calcext:value-type="float">
            <text:p>43</text:p>
          </table:table-cell>
          <table:table-cell table:formula="of:=&quot;insert into konx (idx, turx, adx, sehirx, latx, logx) values ('&quot;&amp;[.E14]&amp;&quot;','bayi','&quot;&amp;[.A14]&amp;&quot;','&quot;&amp;[.B14]&amp;&quot;','&quot;&amp;[.C14]&amp;&quot;','&quot;&amp;[.D14]&amp;&quot;');&quot;" office:value-type="string" office:string-value="insert into konx (idx, turx, adx, sehirx, latx, logx) values ('43','bayi','Bayi 9','Ankara','39.908104','32.799651');" calcext:value-type="string">
            <text:p>insert into konx (idx, turx, adx, sehirx, latx, logx) values ('43','bayi','Bayi 9','Ankara','39.908104','32.799651');</text:p>
          </table:table-cell>
        </table:table-row>
        <table:table-row table:style-name="ro1">
          <table:table-cell office:value-type="string" calcext:value-type="string">
            <text:p>Bayi 10</text:p>
          </table:table-cell>
          <table:table-cell office:value-type="string" calcext:value-type="string">
            <text:p>ŞanlıUrfa</text:p>
          </table:table-cell>
          <table:table-cell office:value-type="float" office:value="37.148633" calcext:value-type="float">
            <text:p>37.1486330000</text:p>
          </table:table-cell>
          <table:table-cell office:value-type="float" office:value="39.18511" calcext:value-type="float">
            <text:p>39.1851100000</text:p>
          </table:table-cell>
          <table:table-cell office:value-type="float" office:value="44" calcext:value-type="float">
            <text:p>44</text:p>
          </table:table-cell>
          <table:table-cell table:formula="of:=&quot;insert into konx (idx, turx, adx, sehirx, latx, logx) values ('&quot;&amp;[.E15]&amp;&quot;','bayi','&quot;&amp;[.A15]&amp;&quot;','&quot;&amp;[.B15]&amp;&quot;','&quot;&amp;[.C15]&amp;&quot;','&quot;&amp;[.D15]&amp;&quot;');&quot;" office:value-type="string" office:string-value="insert into konx (idx, turx, adx, sehirx, latx, logx) values ('44','bayi','Bayi 10','ŞanlıUrfa','37.148633','39.18511');" calcext:value-type="string">
            <text:p>insert into konx (idx, turx, adx, sehirx, latx, logx) values ('44','bayi','Bayi 10','ŞanlıUrfa','37.148633','39.18511');</text:p>
          </table:table-cell>
        </table:table-row>
        <table:table-row table:style-name="ro1">
          <table:table-cell office:value-type="string" calcext:value-type="string">
            <text:p>Bayi 11</text:p>
          </table:table-cell>
          <table:table-cell office:value-type="string" calcext:value-type="string">
            <text:p>Erzincan</text:p>
          </table:table-cell>
          <table:table-cell office:value-type="float" office:value="39.599684" calcext:value-type="float">
            <text:p>39.5996840000</text:p>
          </table:table-cell>
          <table:table-cell office:value-type="float" office:value="39.840514" calcext:value-type="float">
            <text:p>39.8405140000</text:p>
          </table:table-cell>
          <table:table-cell office:value-type="float" office:value="45" calcext:value-type="float">
            <text:p>45</text:p>
          </table:table-cell>
          <table:table-cell table:formula="of:=&quot;insert into konx (idx, turx, adx, sehirx, latx, logx) values ('&quot;&amp;[.E16]&amp;&quot;','bayi','&quot;&amp;[.A16]&amp;&quot;','&quot;&amp;[.B16]&amp;&quot;','&quot;&amp;[.C16]&amp;&quot;','&quot;&amp;[.D16]&amp;&quot;');&quot;" office:value-type="string" office:string-value="insert into konx (idx, turx, adx, sehirx, latx, logx) values ('45','bayi','Bayi 11','Erzincan','39.599684','39.840514');" calcext:value-type="string">
            <text:p>insert into konx (idx, turx, adx, sehirx, latx, logx) values ('45','bayi','Bayi 11','Erzincan','39.599684','39.840514');</text:p>
          </table:table-cell>
        </table:table-row>
        <table:table-row table:style-name="ro1">
          <table:table-cell office:value-type="string" calcext:value-type="string">
            <text:p>Bayi 12</text:p>
          </table:table-cell>
          <table:table-cell office:value-type="string" calcext:value-type="string">
            <text:p>Samsun</text:p>
          </table:table-cell>
          <table:table-cell office:value-type="float" office:value="41.203793" calcext:value-type="float">
            <text:p>41.2037930000</text:p>
          </table:table-cell>
          <table:table-cell office:value-type="float" office:value="36.521269" calcext:value-type="float">
            <text:p>36.5212690000</text:p>
          </table:table-cell>
          <table:table-cell office:value-type="float" office:value="46" calcext:value-type="float">
            <text:p>46</text:p>
          </table:table-cell>
          <table:table-cell table:formula="of:=&quot;insert into konx (idx, turx, adx, sehirx, latx, logx) values ('&quot;&amp;[.E17]&amp;&quot;','bayi','&quot;&amp;[.A17]&amp;&quot;','&quot;&amp;[.B17]&amp;&quot;','&quot;&amp;[.C17]&amp;&quot;','&quot;&amp;[.D17]&amp;&quot;');&quot;" office:value-type="string" office:string-value="insert into konx (idx, turx, adx, sehirx, latx, logx) values ('46','bayi','Bayi 12','Samsun','41.203793','36.521269');" calcext:value-type="string">
            <text:p>insert into konx (idx, turx, adx, sehirx, latx, logx) values ('46','bayi','Bayi 12','Samsun','41.203793','36.521269');</text:p>
          </table:table-cell>
        </table:table-row>
        <table:table-row table:style-name="ro1">
          <table:table-cell office:value-type="string" calcext:value-type="string">
            <text:p>Bayi 13</text:p>
          </table:table-cell>
          <table:table-cell office:value-type="string" calcext:value-type="string">
            <text:p>Malatya</text:p>
          </table:table-cell>
          <table:table-cell office:value-type="float" office:value="38.351027" calcext:value-type="float">
            <text:p>38.3510270000</text:p>
          </table:table-cell>
          <table:table-cell office:value-type="float" office:value="38.358046" calcext:value-type="float">
            <text:p>38.3580460000</text:p>
          </table:table-cell>
          <table:table-cell office:value-type="float" office:value="47" calcext:value-type="float">
            <text:p>47</text:p>
          </table:table-cell>
          <table:table-cell table:formula="of:=&quot;insert into konx (idx, turx, adx, sehirx, latx, logx) values ('&quot;&amp;[.E18]&amp;&quot;','bayi','&quot;&amp;[.A18]&amp;&quot;','&quot;&amp;[.B18]&amp;&quot;','&quot;&amp;[.C18]&amp;&quot;','&quot;&amp;[.D18]&amp;&quot;');&quot;" office:value-type="string" office:string-value="insert into konx (idx, turx, adx, sehirx, latx, logx) values ('47','bayi','Bayi 13','Malatya','38.351027','38.358046');" calcext:value-type="string">
            <text:p>insert into konx (idx, turx, adx, sehirx, latx, logx) values ('47','bayi','Bayi 13','Malatya','38.351027','38.358046');</text:p>
          </table:table-cell>
        </table:table-row>
        <table:table-row table:style-name="ro1">
          <table:table-cell office:value-type="string" calcext:value-type="string">
            <text:p>Depo 1</text:p>
          </table:table-cell>
          <table:table-cell office:value-type="string" calcext:value-type="string">
            <text:p>Hadımköy</text:p>
          </table:table-cell>
          <table:table-cell table:style-name="Default" office:value-type="float" office:value="40.969116" calcext:value-type="float">
            <text:p>40.969116</text:p>
          </table:table-cell>
          <table:table-cell table:style-name="Default" office:value-type="float" office:value="28.6141" calcext:value-type="float">
            <text:p>28.6141</text:p>
          </table:table-cell>
          <table:table-cell office:value-type="float" office:value="48" calcext:value-type="float">
            <text:p>48</text:p>
          </table:table-cell>
          <table:table-cell table:formula="of:=&quot;insert into konx (idx, turx, adx, sehirx, latx, logx) values ('&quot;&amp;[.E19]&amp;&quot;','depo','&quot;&amp;[.A19]&amp;&quot;','&quot;&amp;[.B19]&amp;&quot;','&quot;&amp;[.C19]&amp;&quot;','&quot;&amp;[.D19]&amp;&quot;');&quot;" office:value-type="string" office:string-value="insert into konx (idx, turx, adx, sehirx, latx, logx) values ('48','depo','Depo 1','Hadımköy','40.969116','28.6141');" calcext:value-type="string">
            <text:p>insert into konx (idx, turx, adx, sehirx, latx, logx) values ('48','depo','Depo 1','Hadımköy','40.969116','28.6141');</text:p>
          </table:table-cell>
        </table:table-row>
        <table:table-row table:style-name="ro1">
          <table:table-cell office:value-type="string" calcext:value-type="string">
            <text:p>Depo 2</text:p>
          </table:table-cell>
          <table:table-cell office:value-type="string" calcext:value-type="string">
            <text:p>Sancaktepe</text:p>
          </table:table-cell>
          <table:table-cell table:style-name="Default" office:value-type="float" office:value="40.977574" calcext:value-type="float">
            <text:p>40.977574</text:p>
          </table:table-cell>
          <table:table-cell table:style-name="Default" office:value-type="float" office:value="29.242897" calcext:value-type="float">
            <text:p>29.242897</text:p>
          </table:table-cell>
          <table:table-cell office:value-type="float" office:value="49" calcext:value-type="float">
            <text:p>49</text:p>
          </table:table-cell>
          <table:table-cell table:formula="of:=&quot;insert into konx (idx, turx, adx, sehirx, latx, logx) values ('&quot;&amp;[.E20]&amp;&quot;','depo','&quot;&amp;[.A20]&amp;&quot;','&quot;&amp;[.B20]&amp;&quot;','&quot;&amp;[.C20]&amp;&quot;','&quot;&amp;[.D20]&amp;&quot;');&quot;" office:value-type="string" office:string-value="insert into konx (idx, turx, adx, sehirx, latx, logx) values ('49','depo','Depo 2','Sancaktepe','40.977574','29.242897');" calcext:value-type="string">
            <text:p>insert into konx (idx, turx, adx, sehirx, latx, logx) values ('49','depo','Depo 2','Sancaktepe','40.977574','29.242897');</text:p>
          </table:table-cell>
        </table:table-row>
        <table:table-row table:style-name="ro1">
          <table:table-cell office:value-type="string" calcext:value-type="string">
            <text:p>Depo 3</text:p>
          </table:table-cell>
          <table:table-cell office:value-type="string" calcext:value-type="string">
            <text:p>Sakarya</text:p>
          </table:table-cell>
          <table:table-cell table:style-name="Default" office:value-type="float" office:value="40.711862" calcext:value-type="float">
            <text:p>40.711862</text:p>
          </table:table-cell>
          <table:table-cell table:style-name="Default" office:value-type="float" office:value="30.452427" calcext:value-type="float">
            <text:p>30.452427</text:p>
          </table:table-cell>
          <table:table-cell office:value-type="float" office:value="50" calcext:value-type="float">
            <text:p>50</text:p>
          </table:table-cell>
          <table:table-cell table:formula="of:=&quot;insert into konx (idx, turx, adx, sehirx, latx, logx) values ('&quot;&amp;[.E21]&amp;&quot;','depo','&quot;&amp;[.A21]&amp;&quot;','&quot;&amp;[.B21]&amp;&quot;','&quot;&amp;[.C21]&amp;&quot;','&quot;&amp;[.D21]&amp;&quot;');&quot;" office:value-type="string" office:string-value="insert into konx (idx, turx, adx, sehirx, latx, logx) values ('50','depo','Depo 3','Sakarya','40.711862','30.452427');" calcext:value-type="string">
            <text:p>insert into konx (idx, turx, adx, sehirx, latx, logx) values ('50','depo','Depo 3','Sakarya','40.711862','30.452427');</text:p>
          </table:table-cell>
        </table:table-row>
        <table:table-row table:style-name="ro1">
          <table:table-cell office:value-type="string" calcext:value-type="string">
            <text:p>Depo 4</text:p>
          </table:table-cell>
          <table:table-cell office:value-type="string" calcext:value-type="string">
            <text:p>Ankara</text:p>
          </table:table-cell>
          <table:table-cell table:style-name="Default" office:value-type="float" office:value="39.743574" calcext:value-type="float">
            <text:p>39.743574</text:p>
          </table:table-cell>
          <table:table-cell table:style-name="Default" office:value-type="float" office:value="32.809264" calcext:value-type="float">
            <text:p>32.809264</text:p>
          </table:table-cell>
          <table:table-cell office:value-type="float" office:value="51" calcext:value-type="float">
            <text:p>51</text:p>
          </table:table-cell>
          <table:table-cell table:formula="of:=&quot;insert into konx (idx, turx, adx, sehirx, latx, logx) values ('&quot;&amp;[.E22]&amp;&quot;','depo','&quot;&amp;[.A22]&amp;&quot;','&quot;&amp;[.B22]&amp;&quot;','&quot;&amp;[.C22]&amp;&quot;','&quot;&amp;[.D22]&amp;&quot;');&quot;" office:value-type="string" office:string-value="insert into konx (idx, turx, adx, sehirx, latx, logx) values ('51','depo','Depo 4','Ankara','39.743574','32.809264');" calcext:value-type="string">
            <text:p>insert into konx (idx, turx, adx, sehirx, latx, logx) values ('51','depo','Depo 4','Ankara','39.743574','32.809264');</text:p>
          </table:table-cell>
        </table:table-row>
        <table:table-row table:style-name="ro1">
          <table:table-cell office:value-type="string" calcext:value-type="string">
            <text:p>Depo 5</text:p>
          </table:table-cell>
          <table:table-cell office:value-type="string" calcext:value-type="string">
            <text:p>Malatya</text:p>
          </table:table-cell>
          <table:table-cell table:style-name="Default" office:value-type="float" office:value="38.355335" calcext:value-type="float">
            <text:p>38.355335</text:p>
          </table:table-cell>
          <table:table-cell table:style-name="Default" office:value-type="float" office:value="38.660685" calcext:value-type="float">
            <text:p>38.660685</text:p>
          </table:table-cell>
          <table:table-cell office:value-type="float" office:value="52" calcext:value-type="float">
            <text:p>52</text:p>
          </table:table-cell>
          <table:table-cell table:formula="of:=&quot;insert into konx (idx, turx, adx, sehirx, latx, logx) values ('&quot;&amp;[.E23]&amp;&quot;','depo','&quot;&amp;[.A23]&amp;&quot;','&quot;&amp;[.B23]&amp;&quot;','&quot;&amp;[.C23]&amp;&quot;','&quot;&amp;[.D23]&amp;&quot;');&quot;" office:value-type="string" office:string-value="insert into konx (idx, turx, adx, sehirx, latx, logx) values ('52','depo','Depo 5','Malatya','38.355335','38.660685');" calcext:value-type="string">
            <text:p>insert into konx (idx, turx, adx, sehirx, latx, logx) values ('52','depo','Depo 5','Malatya','38.355335','38.660685');</text:p>
          </table:table-cell>
        </table:table-row>
      </table:table>
      <table:table table:name="Bağlantılar" table:style-name="ta1">
        <table:table-column table:style-name="co6" table:default-cell-style-name="ce2"/>
        <table:table-column table:style-name="co7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İl</text:p>
          </table:table-cell>
          <table:table-cell office:value-type="string" calcext:value-type="string">
            <text:p>Bağlı Olduğu Bayi</text:p>
          </table:table-cell>
          <table:table-cell table:number-columns-repeated="2"/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titude</text:p>
          </table:table-cell>
          <table:table-cell office:value-type="string" calcext:value-type="string">
            <text:p>Talep</text:p>
          </table:table-cell>
          <table:table-cell office:value-type="string" calcext:value-type="string">
            <text:p>Sıklık</text:p>
          </table:table-cell>
          <table:table-cell office:value-type="string" calcext:value-type="string">
            <text:p>Bir Önceki Teslim</text:p>
          </table:table-cell>
          <table:table-cell office:value-type="string" calcext:value-type="string">
            <text:p>Bir Sonraki Teslim</text:p>
          </table:table-cell>
          <table:table-cell office:value-type="string" calcext:value-type="string">
            <text:p>Yıllık Sipari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na</text:p>
          </table:table-cell>
          <table:table-cell office:value-type="string" calcext:value-type="string">
            <text:p>Mersin</text:p>
          </table:table-cell>
          <table:table-cell office:value-type="float" office:value="31" calcext:value-type="float">
            <text:p>31</text:p>
          </table:table-cell>
          <table:table-cell table:formula="of:=&quot;insert into bagx (idx, ilx, bagx, bayid, talx, sklkx, ontesx, sontesx, yilx) values ('&quot;&amp;[.C2]&amp;&quot;','&quot;&amp;[.A2]&amp;&quot;','&quot;&amp;[.B2]&amp;&quot;','31','100','15','2023-11-19','2023-12-05','300');&quot;" office:value-type="string" office:string-value="insert into bagx (idx, ilx, bagx, bayid, talx, sklkx, ontesx, sontesx, yilx) values ('31','Adana','Mersin','31','100','15','2023-11-19','2023-12-05','300');" calcext:value-type="string">
            <text:p>insert into bagx (idx, ilx, bagx, bayid, talx, sklkx, ontesx, sontesx, yilx) values ('31','Adana','Mersi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ıyaman</text:p>
          </table:table-cell>
          <table:table-cell office:value-type="string" calcext:value-type="string">
            <text:p>ŞanlıUrfa</text:p>
          </table:table-cell>
          <table:table-cell office:value-type="float" office:value="32" calcext:value-type="float">
            <text:p>32</text:p>
          </table:table-cell>
          <table:table-cell table:formula="of:=&quot;insert into bagx (idx, ilx, bagx, bayid, talx, sklkx, ontesx, sontesx, yilx) values ('&quot;&amp;[.C3]&amp;&quot;','&quot;&amp;[.A3]&amp;&quot;','&quot;&amp;[.B3]&amp;&quot;','31','100','15','2023-11-19','2023-12-05','300');&quot;" office:value-type="string" office:string-value="insert into bagx (idx, ilx, bagx, bayid, talx, sklkx, ontesx, sontesx, yilx) values ('32','Adıyaman','ŞanlıUrfa','31','100','15','2023-11-19','2023-12-05','300');" calcext:value-type="string">
            <text:p>insert into bagx (idx, ilx, bagx, bayid, talx, sklkx, ontesx, sontesx, yilx) values ('32','Adıyaman','ŞanlıUrfa','31','100','15','2023-11-19','2023-12-05','300');</text:p>
          </table:table-cell>
          <table:table-cell table:number-columns-repeated="8"/>
          <table:table-cell office:value-type="string" calcext:value-type="string">
            <text:p>İstanbul Avrupa 1</text:p>
          </table:table-cell>
        </table:table-row>
        <table:table-row table:style-name="ro1">
          <table:table-cell office:value-type="string" calcext:value-type="string">
            <text:p>Afyon</text:p>
          </table:table-cell>
          <table:table-cell office:value-type="string" calcext:value-type="string">
            <text:p>Bursa</text:p>
          </table:table-cell>
          <table:table-cell office:value-type="float" office:value="33" calcext:value-type="float">
            <text:p>33</text:p>
          </table:table-cell>
          <table:table-cell table:formula="of:=&quot;insert into bagx (idx, ilx, bagx, bayid, talx, sklkx, ontesx, sontesx, yilx) values ('&quot;&amp;[.C4]&amp;&quot;','&quot;&amp;[.A4]&amp;&quot;','&quot;&amp;[.B4]&amp;&quot;','31','100','15','2023-11-19','2023-12-05','300');&quot;" office:value-type="string" office:string-value="insert into bagx (idx, ilx, bagx, bayid, talx, sklkx, ontesx, sontesx, yilx) values ('33','Afyon','Bursa','31','100','15','2023-11-19','2023-12-05','300');" calcext:value-type="string">
            <text:p>insert into bagx (idx, ilx, bagx, bayid, talx, sklkx, ontesx, sontesx, yilx) values ('33','Afyon','Bursa','31','100','15','2023-11-19','2023-12-05','300');</text:p>
          </table:table-cell>
          <table:table-cell table:number-columns-repeated="8"/>
          <table:table-cell office:value-type="string" calcext:value-type="string">
            <text:p>İstanbul Avrupa 2</text:p>
          </table:table-cell>
        </table:table-row>
        <table:table-row table:style-name="ro1">
          <table:table-cell office:value-type="string" calcext:value-type="string">
            <text:p>Ağrı</text:p>
          </table:table-cell>
          <table:table-cell office:value-type="string" calcext:value-type="string">
            <text:p>Erzincan</text:p>
          </table:table-cell>
          <table:table-cell office:value-type="float" office:value="34" calcext:value-type="float">
            <text:p>34</text:p>
          </table:table-cell>
          <table:table-cell table:formula="of:=&quot;insert into bagx (idx, ilx, bagx, bayid, talx, sklkx, ontesx, sontesx, yilx) values ('&quot;&amp;[.C5]&amp;&quot;','&quot;&amp;[.A5]&amp;&quot;','&quot;&amp;[.B5]&amp;&quot;','31','100','15','2023-11-19','2023-12-05','300');&quot;" office:value-type="string" office:string-value="insert into bagx (idx, ilx, bagx, bayid, talx, sklkx, ontesx, sontesx, yilx) values ('34','Ağrı','Erzincan','31','100','15','2023-11-19','2023-12-05','300');" calcext:value-type="string">
            <text:p>insert into bagx (idx, ilx, bagx, bayid, talx, sklkx, ontesx, sontesx, yilx) values ('34','Ağrı','Erzincan','31','100','15','2023-11-19','2023-12-05','300');</text:p>
          </table:table-cell>
          <table:table-cell table:number-columns-repeated="8"/>
          <table:table-cell office:value-type="string" calcext:value-type="string">
            <text:p>İstanbul Anadolu 1</text:p>
          </table:table-cell>
        </table:table-row>
        <table:table-row table:style-name="ro1">
          <table:table-cell office:value-type="string" calcext:value-type="string">
            <text:p>Amasya</text:p>
          </table:table-cell>
          <table:table-cell office:value-type="string" calcext:value-type="string">
            <text:p>Samsun</text:p>
          </table:table-cell>
          <table:table-cell office:value-type="float" office:value="35" calcext:value-type="float">
            <text:p>35</text:p>
          </table:table-cell>
          <table:table-cell table:formula="of:=&quot;insert into bagx (idx, ilx, bagx, bayid, talx, sklkx, ontesx, sontesx, yilx) values ('&quot;&amp;[.C6]&amp;&quot;','&quot;&amp;[.A6]&amp;&quot;','&quot;&amp;[.B6]&amp;&quot;','31','100','15','2023-11-19','2023-12-05','300');&quot;" office:value-type="string" office:string-value="insert into bagx (idx, ilx, bagx, bayid, talx, sklkx, ontesx, sontesx, yilx) values ('35','Amasya','Samsun','31','100','15','2023-11-19','2023-12-05','300');" calcext:value-type="string">
            <text:p>insert into bagx (idx, ilx, bagx, bayid, talx, sklkx, ontesx, sontesx, yilx) values ('35','Amasya','Samsun','31','100','15','2023-11-19','2023-12-05','300');</text:p>
          </table:table-cell>
          <table:table-cell table:number-columns-repeated="8"/>
          <table:table-cell office:value-type="string" calcext:value-type="string">
            <text:p>İstanbul Anadolu 2</text:p>
          </table:table-cell>
        </table:table-row>
        <table:table-row table:style-name="ro1">
          <table:table-cell table:number-columns-repeated="2" office:value-type="string" calcext:value-type="string">
            <text:p>Ankara</text:p>
          </table:table-cell>
          <table:table-cell office:value-type="float" office:value="36" calcext:value-type="float">
            <text:p>36</text:p>
          </table:table-cell>
          <table:table-cell table:formula="of:=&quot;insert into bagx (idx, ilx, bagx, bayid, talx, sklkx, ontesx, sontesx, yilx) values ('&quot;&amp;[.C7]&amp;&quot;','&quot;&amp;[.A7]&amp;&quot;','&quot;&amp;[.B7]&amp;&quot;','31','100','15','2023-11-19','2023-12-05','300');&quot;" office:value-type="string" office:string-value="insert into bagx (idx, ilx, bagx, bayid, talx, sklkx, ontesx, sontesx, yilx) values ('36','Ankara','Ankara','31','100','15','2023-11-19','2023-12-05','300');" calcext:value-type="string">
            <text:p>insert into bagx (idx, ilx, bagx, bayid, talx, sklkx, ontesx, sontesx, yilx) values ('36','Ankara','Ankara','31','100','15','2023-11-19','2023-12-05','300');</text:p>
          </table:table-cell>
          <table:table-cell table:number-columns-repeated="8"/>
          <table:table-cell office:value-type="string" calcext:value-type="string">
            <text:p>Bursa</text:p>
          </table:table-cell>
        </table:table-row>
        <table:table-row table:style-name="ro1">
          <table:table-cell office:value-type="string" calcext:value-type="string">
            <text:p>Antalya</text:p>
          </table:table-cell>
          <table:table-cell office:value-type="string" calcext:value-type="string">
            <text:p>Mersin</text:p>
          </table:table-cell>
          <table:table-cell office:value-type="float" office:value="37" calcext:value-type="float">
            <text:p>37</text:p>
          </table:table-cell>
          <table:table-cell table:formula="of:=&quot;insert into bagx (idx, ilx, bagx, bayid, talx, sklkx, ontesx, sontesx, yilx) values ('&quot;&amp;[.C8]&amp;&quot;','&quot;&amp;[.A8]&amp;&quot;','&quot;&amp;[.B8]&amp;&quot;','31','100','15','2023-11-19','2023-12-05','300');&quot;" office:value-type="string" office:string-value="insert into bagx (idx, ilx, bagx, bayid, talx, sklkx, ontesx, sontesx, yilx) values ('37','Antalya','Mersin','31','100','15','2023-11-19','2023-12-05','300');" calcext:value-type="string">
            <text:p>insert into bagx (idx, ilx, bagx, bayid, talx, sklkx, ontesx, sontesx, yilx) values ('37','Antalya','Mersin','31','100','15','2023-11-19','2023-12-05','300');</text:p>
          </table:table-cell>
          <table:table-cell table:number-columns-repeated="8"/>
          <table:table-cell office:value-type="string" calcext:value-type="string">
            <text:p>İzmir</text:p>
          </table:table-cell>
        </table:table-row>
        <table:table-row table:style-name="ro1">
          <table:table-cell office:value-type="string" calcext:value-type="string">
            <text:p>Artvin</text:p>
          </table:table-cell>
          <table:table-cell office:value-type="string" calcext:value-type="string">
            <text:p>Erzincan</text:p>
          </table:table-cell>
          <table:table-cell office:value-type="float" office:value="38" calcext:value-type="float">
            <text:p>38</text:p>
          </table:table-cell>
          <table:table-cell table:formula="of:=&quot;insert into bagx (idx, ilx, bagx, bayid, talx, sklkx, ontesx, sontesx, yilx) values ('&quot;&amp;[.C9]&amp;&quot;','&quot;&amp;[.A9]&amp;&quot;','&quot;&amp;[.B9]&amp;&quot;','31','100','15','2023-11-19','2023-12-05','300');&quot;" office:value-type="string" office:string-value="insert into bagx (idx, ilx, bagx, bayid, talx, sklkx, ontesx, sontesx, yilx) values ('38','Artvin','Erzincan','31','100','15','2023-11-19','2023-12-05','300');" calcext:value-type="string">
            <text:p>insert into bagx (idx, ilx, bagx, bayid, talx, sklkx, ontesx, sontesx, yilx) values ('38','Artvin','Erzincan','31','100','15','2023-11-19','2023-12-05','300');</text:p>
          </table:table-cell>
          <table:table-cell table:number-columns-repeated="8"/>
          <table:table-cell office:value-type="string" calcext:value-type="string">
            <text:p>Konya</text:p>
          </table:table-cell>
        </table:table-row>
        <table:table-row table:style-name="ro1">
          <table:table-cell office:value-type="string" calcext:value-type="string">
            <text:p>Aydın</text:p>
          </table:table-cell>
          <table:table-cell office:value-type="string" calcext:value-type="string">
            <text:p>İzmir</text:p>
          </table:table-cell>
          <table:table-cell office:value-type="float" office:value="39" calcext:value-type="float">
            <text:p>39</text:p>
          </table:table-cell>
          <table:table-cell table:formula="of:=&quot;insert into bagx (idx, ilx, bagx, bayid, talx, sklkx, ontesx, sontesx, yilx) values ('&quot;&amp;[.C10]&amp;&quot;','&quot;&amp;[.A10]&amp;&quot;','&quot;&amp;[.B10]&amp;&quot;','31','100','15','2023-11-19','2023-12-05','300');&quot;" office:value-type="string" office:string-value="insert into bagx (idx, ilx, bagx, bayid, talx, sklkx, ontesx, sontesx, yilx) values ('39','Aydın','İzmir','31','100','15','2023-11-19','2023-12-05','300');" calcext:value-type="string">
            <text:p>insert into bagx (idx, ilx, bagx, bayid, talx, sklkx, ontesx, sontesx, yilx) values ('39','Aydın','İzmir','31','100','15','2023-11-19','2023-12-05','300');</text:p>
          </table:table-cell>
          <table:table-cell table:number-columns-repeated="8"/>
          <table:table-cell office:value-type="string" calcext:value-type="string">
            <text:p>Mersin</text:p>
          </table:table-cell>
        </table:table-row>
        <table:table-row table:style-name="ro1">
          <table:table-cell office:value-type="string" calcext:value-type="string">
            <text:p>Balıkesir</text:p>
          </table:table-cell>
          <table:table-cell office:value-type="string" calcext:value-type="string">
            <text:p>Bursa</text:p>
          </table:table-cell>
          <table:table-cell office:value-type="float" office:value="40" calcext:value-type="float">
            <text:p>40</text:p>
          </table:table-cell>
          <table:table-cell table:formula="of:=&quot;insert into bagx (idx, ilx, bagx, bayid, talx, sklkx, ontesx, sontesx, yilx) values ('&quot;&amp;[.C11]&amp;&quot;','&quot;&amp;[.A11]&amp;&quot;','&quot;&amp;[.B11]&amp;&quot;','31','100','15','2023-11-19','2023-12-05','300');&quot;" office:value-type="string" office:string-value="insert into bagx (idx, ilx, bagx, bayid, talx, sklkx, ontesx, sontesx, yilx) values ('40','Balıkesir','Bursa','31','100','15','2023-11-19','2023-12-05','300');" calcext:value-type="string">
            <text:p>insert into bagx (idx, ilx, bagx, bayid, talx, sklkx, ontesx, sontesx, yilx) values ('40','Balıkesir','Bursa','31','100','15','2023-11-19','2023-12-05','300');</text:p>
          </table:table-cell>
          <table:table-cell table:number-columns-repeated="8"/>
          <table:table-cell office:value-type="string" calcext:value-type="string">
            <text:p>Ankara</text:p>
          </table:table-cell>
        </table:table-row>
        <table:table-row table:style-name="ro1">
          <table:table-cell office:value-type="string" calcext:value-type="string">
            <text:p>Bilecik</text:p>
          </table:table-cell>
          <table:table-cell office:value-type="string" calcext:value-type="string">
            <text:p>Bursa</text:p>
          </table:table-cell>
          <table:table-cell office:value-type="float" office:value="41" calcext:value-type="float">
            <text:p>41</text:p>
          </table:table-cell>
          <table:table-cell table:formula="of:=&quot;insert into bagx (idx, ilx, bagx, bayid, talx, sklkx, ontesx, sontesx, yilx) values ('&quot;&amp;[.C12]&amp;&quot;','&quot;&amp;[.A12]&amp;&quot;','&quot;&amp;[.B12]&amp;&quot;','31','100','15','2023-11-19','2023-12-05','300');&quot;" office:value-type="string" office:string-value="insert into bagx (idx, ilx, bagx, bayid, talx, sklkx, ontesx, sontesx, yilx) values ('41','Bilecik','Bursa','31','100','15','2023-11-19','2023-12-05','300');" calcext:value-type="string">
            <text:p>insert into bagx (idx, ilx, bagx, bayid, talx, sklkx, ontesx, sontesx, yilx) values ('41','Bilecik','Bursa','31','100','15','2023-11-19','2023-12-05','300');</text:p>
          </table:table-cell>
          <table:table-cell table:number-columns-repeated="8"/>
          <table:table-cell office:value-type="string" calcext:value-type="string">
            <text:p>ŞanlıUrfa</text:p>
          </table:table-cell>
        </table:table-row>
        <table:table-row table:style-name="ro1">
          <table:table-cell office:value-type="string" calcext:value-type="string">
            <text:p>Bingöl</text:p>
          </table:table-cell>
          <table:table-cell office:value-type="string" calcext:value-type="string">
            <text:p>Malatya</text:p>
          </table:table-cell>
          <table:table-cell office:value-type="float" office:value="42" calcext:value-type="float">
            <text:p>42</text:p>
          </table:table-cell>
          <table:table-cell table:formula="of:=&quot;insert into bagx (idx, ilx, bagx, bayid, talx, sklkx, ontesx, sontesx, yilx) values ('&quot;&amp;[.C13]&amp;&quot;','&quot;&amp;[.A13]&amp;&quot;','&quot;&amp;[.B13]&amp;&quot;','31','100','15','2023-11-19','2023-12-05','300');&quot;" office:value-type="string" office:string-value="insert into bagx (idx, ilx, bagx, bayid, talx, sklkx, ontesx, sontesx, yilx) values ('42','Bingöl','Malatya','31','100','15','2023-11-19','2023-12-05','300');" calcext:value-type="string">
            <text:p>insert into bagx (idx, ilx, bagx, bayid, talx, sklkx, ontesx, sontesx, yilx) values ('42','Bingöl','Malatya','31','100','15','2023-11-19','2023-12-05','300');</text:p>
          </table:table-cell>
          <table:table-cell table:number-columns-repeated="8"/>
          <table:table-cell office:value-type="string" calcext:value-type="string">
            <text:p>Erzincan</text:p>
          </table:table-cell>
        </table:table-row>
        <table:table-row table:style-name="ro1">
          <table:table-cell office:value-type="string" calcext:value-type="string">
            <text:p>Bitlis</text:p>
          </table:table-cell>
          <table:table-cell office:value-type="string" calcext:value-type="string">
            <text:p>Malatya</text:p>
          </table:table-cell>
          <table:table-cell office:value-type="float" office:value="43" calcext:value-type="float">
            <text:p>43</text:p>
          </table:table-cell>
          <table:table-cell table:formula="of:=&quot;insert into bagx (idx, ilx, bagx, bayid, talx, sklkx, ontesx, sontesx, yilx) values ('&quot;&amp;[.C14]&amp;&quot;','&quot;&amp;[.A14]&amp;&quot;','&quot;&amp;[.B14]&amp;&quot;','31','100','15','2023-11-19','2023-12-05','300');&quot;" office:value-type="string" office:string-value="insert into bagx (idx, ilx, bagx, bayid, talx, sklkx, ontesx, sontesx, yilx) values ('43','Bitlis','Malatya','31','100','15','2023-11-19','2023-12-05','300');" calcext:value-type="string">
            <text:p>insert into bagx (idx, ilx, bagx, bayid, talx, sklkx, ontesx, sontesx, yilx) values ('43','Bitlis','Malatya','31','100','15','2023-11-19','2023-12-05','300');</text:p>
          </table:table-cell>
          <table:table-cell table:number-columns-repeated="8"/>
          <table:table-cell office:value-type="string" calcext:value-type="string">
            <text:p>Samsun</text:p>
          </table:table-cell>
        </table:table-row>
        <table:table-row table:style-name="ro1">
          <table:table-cell office:value-type="string" calcext:value-type="string">
            <text:p>Bolu</text:p>
          </table:table-cell>
          <table:table-cell office:value-type="string" calcext:value-type="string">
            <text:p>İstanbul Anadolu 2</text:p>
          </table:table-cell>
          <table:table-cell office:value-type="float" office:value="44" calcext:value-type="float">
            <text:p>44</text:p>
          </table:table-cell>
          <table:table-cell table:formula="of:=&quot;insert into bagx (idx, ilx, bagx, bayid, talx, sklkx, ontesx, sontesx, yilx) values ('&quot;&amp;[.C15]&amp;&quot;','&quot;&amp;[.A15]&amp;&quot;','&quot;&amp;[.B15]&amp;&quot;','31','100','15','2023-11-19','2023-12-05','300');&quot;" office:value-type="string" office:string-value="insert into bagx (idx, ilx, bagx, bayid, talx, sklkx, ontesx, sontesx, yilx) values ('44','Bolu','İstanbul Anadolu 2','31','100','15','2023-11-19','2023-12-05','300');" calcext:value-type="string">
            <text:p>insert into bagx (idx, ilx, bagx, bayid, talx, sklkx, ontesx, sontesx, yilx) values ('44','Bolu','İstanbul Anadolu 2','31','100','15','2023-11-19','2023-12-05','300');</text:p>
          </table:table-cell>
          <table:table-cell table:number-columns-repeated="8"/>
          <table:table-cell office:value-type="string" calcext:value-type="string">
            <text:p>Malatya</text:p>
          </table:table-cell>
        </table:table-row>
        <table:table-row table:style-name="ro1">
          <table:table-cell office:value-type="string" calcext:value-type="string">
            <text:p>Burdur</text:p>
          </table:table-cell>
          <table:table-cell office:value-type="string" calcext:value-type="string">
            <text:p>İzmir</text:p>
          </table:table-cell>
          <table:table-cell office:value-type="float" office:value="45" calcext:value-type="float">
            <text:p>45</text:p>
          </table:table-cell>
          <table:table-cell table:formula="of:=&quot;insert into bagx (idx, ilx, bagx, bayid, talx, sklkx, ontesx, sontesx, yilx) values ('&quot;&amp;[.C16]&amp;&quot;','&quot;&amp;[.A16]&amp;&quot;','&quot;&amp;[.B16]&amp;&quot;','31','100','15','2023-11-19','2023-12-05','300');&quot;" office:value-type="string" office:string-value="insert into bagx (idx, ilx, bagx, bayid, talx, sklkx, ontesx, sontesx, yilx) values ('45','Burdur','İzmir','31','100','15','2023-11-19','2023-12-05','300');" calcext:value-type="string">
            <text:p>insert into bagx (idx, ilx, bagx, bayid, talx, sklkx, ontesx, sontesx, yilx) values ('45','Burdur','İzmir','31','100','15','2023-11-19','2023-12-05','300');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ursa</text:p>
          </table:table-cell>
          <table:table-cell office:value-type="float" office:value="46" calcext:value-type="float">
            <text:p>46</text:p>
          </table:table-cell>
          <table:table-cell table:formula="of:=&quot;insert into bagx (idx, ilx, bagx, bayid, talx, sklkx, ontesx, sontesx, yilx) values ('&quot;&amp;[.C17]&amp;&quot;','&quot;&amp;[.A17]&amp;&quot;','&quot;&amp;[.B17]&amp;&quot;','31','100','15','2023-11-19','2023-12-05','300');&quot;" office:value-type="string" office:string-value="insert into bagx (idx, ilx, bagx, bayid, talx, sklkx, ontesx, sontesx, yilx) values ('46','Bursa','Bursa','31','100','15','2023-11-19','2023-12-05','300');" calcext:value-type="string">
            <text:p>insert into bagx (idx, ilx, bagx, bayid, talx, sklkx, ontesx, sontesx, yilx) values ('46','Bursa','Burs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Çanakkale</text:p>
          </table:table-cell>
          <table:table-cell office:value-type="string" calcext:value-type="string">
            <text:p>İstanbul Avrupa 1</text:p>
          </table:table-cell>
          <table:table-cell office:value-type="float" office:value="47" calcext:value-type="float">
            <text:p>47</text:p>
          </table:table-cell>
          <table:table-cell table:formula="of:=&quot;insert into bagx (idx, ilx, bagx, bayid, talx, sklkx, ontesx, sontesx, yilx) values ('&quot;&amp;[.C18]&amp;&quot;','&quot;&amp;[.A18]&amp;&quot;','&quot;&amp;[.B18]&amp;&quot;','31','100','15','2023-11-19','2023-12-05','300');&quot;" office:value-type="string" office:string-value="insert into bagx (idx, ilx, bagx, bayid, talx, sklkx, ontesx, sontesx, yilx) values ('47','Çanakkale','İstanbul Avrupa 1','31','100','15','2023-11-19','2023-12-05','300');" calcext:value-type="string">
            <text:p>insert into bagx (idx, ilx, bagx, bayid, talx, sklkx, ontesx, sontesx, yilx) values ('47','Çanakkale','İstanbul Avrupa 1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Çankırı</text:p>
          </table:table-cell>
          <table:table-cell office:value-type="string" calcext:value-type="string">
            <text:p>Ankara</text:p>
          </table:table-cell>
          <table:table-cell office:value-type="float" office:value="48" calcext:value-type="float">
            <text:p>48</text:p>
          </table:table-cell>
          <table:table-cell table:formula="of:=&quot;insert into bagx (idx, ilx, bagx, bayid, talx, sklkx, ontesx, sontesx, yilx) values ('&quot;&amp;[.C19]&amp;&quot;','&quot;&amp;[.A19]&amp;&quot;','&quot;&amp;[.B19]&amp;&quot;','31','100','15','2023-11-19','2023-12-05','300');&quot;" office:value-type="string" office:string-value="insert into bagx (idx, ilx, bagx, bayid, talx, sklkx, ontesx, sontesx, yilx) values ('48','Çankırı','Ankara','31','100','15','2023-11-19','2023-12-05','300');" calcext:value-type="string">
            <text:p>insert into bagx (idx, ilx, bagx, bayid, talx, sklkx, ontesx, sontesx, yilx) values ('48','Çankırı','Ankar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Çorum</text:p>
          </table:table-cell>
          <table:table-cell office:value-type="string" calcext:value-type="string">
            <text:p>Samsun</text:p>
          </table:table-cell>
          <table:table-cell office:value-type="float" office:value="49" calcext:value-type="float">
            <text:p>49</text:p>
          </table:table-cell>
          <table:table-cell table:formula="of:=&quot;insert into bagx (idx, ilx, bagx, bayid, talx, sklkx, ontesx, sontesx, yilx) values ('&quot;&amp;[.C20]&amp;&quot;','&quot;&amp;[.A20]&amp;&quot;','&quot;&amp;[.B20]&amp;&quot;','31','100','15','2023-11-19','2023-12-05','300');&quot;" office:value-type="string" office:string-value="insert into bagx (idx, ilx, bagx, bayid, talx, sklkx, ontesx, sontesx, yilx) values ('49','Çorum','Samsun','31','100','15','2023-11-19','2023-12-05','300');" calcext:value-type="string">
            <text:p>insert into bagx (idx, ilx, bagx, bayid, talx, sklkx, ontesx, sontesx, yilx) values ('49','Çorum','Samsu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izli</text:p>
          </table:table-cell>
          <table:table-cell office:value-type="string" calcext:value-type="string">
            <text:p>İzmir</text:p>
          </table:table-cell>
          <table:table-cell office:value-type="float" office:value="50" calcext:value-type="float">
            <text:p>50</text:p>
          </table:table-cell>
          <table:table-cell table:formula="of:=&quot;insert into bagx (idx, ilx, bagx, bayid, talx, sklkx, ontesx, sontesx, yilx) values ('&quot;&amp;[.C21]&amp;&quot;','&quot;&amp;[.A21]&amp;&quot;','&quot;&amp;[.B21]&amp;&quot;','31','100','15','2023-11-19','2023-12-05','300');&quot;" office:value-type="string" office:string-value="insert into bagx (idx, ilx, bagx, bayid, talx, sklkx, ontesx, sontesx, yilx) values ('50','Denizli','İzmir','31','100','15','2023-11-19','2023-12-05','300');" calcext:value-type="string">
            <text:p>insert into bagx (idx, ilx, bagx, bayid, talx, sklkx, ontesx, sontesx, yilx) values ('50','Denizli','İzmir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yarbakır</text:p>
          </table:table-cell>
          <table:table-cell office:value-type="string" calcext:value-type="string">
            <text:p>Malatya</text:p>
          </table:table-cell>
          <table:table-cell office:value-type="float" office:value="51" calcext:value-type="float">
            <text:p>51</text:p>
          </table:table-cell>
          <table:table-cell table:formula="of:=&quot;insert into bagx (idx, ilx, bagx, bayid, talx, sklkx, ontesx, sontesx, yilx) values ('&quot;&amp;[.C22]&amp;&quot;','&quot;&amp;[.A22]&amp;&quot;','&quot;&amp;[.B22]&amp;&quot;','31','100','15','2023-11-19','2023-12-05','300');&quot;" office:value-type="string" office:string-value="insert into bagx (idx, ilx, bagx, bayid, talx, sklkx, ontesx, sontesx, yilx) values ('51','Diyarbakır','Malatya','31','100','15','2023-11-19','2023-12-05','300');" calcext:value-type="string">
            <text:p>insert into bagx (idx, ilx, bagx, bayid, talx, sklkx, ontesx, sontesx, yilx) values ('51','Diyarbakır','Malaty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dirne</text:p>
          </table:table-cell>
          <table:table-cell office:value-type="string" calcext:value-type="string">
            <text:p>İstanbul Avrupa 2</text:p>
          </table:table-cell>
          <table:table-cell office:value-type="float" office:value="52" calcext:value-type="float">
            <text:p>52</text:p>
          </table:table-cell>
          <table:table-cell table:formula="of:=&quot;insert into bagx (idx, ilx, bagx, bayid, talx, sklkx, ontesx, sontesx, yilx) values ('&quot;&amp;[.C23]&amp;&quot;','&quot;&amp;[.A23]&amp;&quot;','&quot;&amp;[.B23]&amp;&quot;','31','100','15','2023-11-19','2023-12-05','300');&quot;" office:value-type="string" office:string-value="insert into bagx (idx, ilx, bagx, bayid, talx, sklkx, ontesx, sontesx, yilx) values ('52','Edirne','İstanbul Avrupa 2','31','100','15','2023-11-19','2023-12-05','300');" calcext:value-type="string">
            <text:p>insert into bagx (idx, ilx, bagx, bayid, talx, sklkx, ontesx, sontesx, yilx) values ('52','Edirne','İstanbul Avrupa 2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azığ</text:p>
          </table:table-cell>
          <table:table-cell office:value-type="string" calcext:value-type="string">
            <text:p>Malatya</text:p>
          </table:table-cell>
          <table:table-cell office:value-type="float" office:value="53" calcext:value-type="float">
            <text:p>53</text:p>
          </table:table-cell>
          <table:table-cell table:formula="of:=&quot;insert into bagx (idx, ilx, bagx, bayid, talx, sklkx, ontesx, sontesx, yilx) values ('&quot;&amp;[.C24]&amp;&quot;','&quot;&amp;[.A24]&amp;&quot;','&quot;&amp;[.B24]&amp;&quot;','31','100','15','2023-11-19','2023-12-05','300');&quot;" office:value-type="string" office:string-value="insert into bagx (idx, ilx, bagx, bayid, talx, sklkx, ontesx, sontesx, yilx) values ('53','Elazığ','Malatya','31','100','15','2023-11-19','2023-12-05','300');" calcext:value-type="string">
            <text:p>insert into bagx (idx, ilx, bagx, bayid, talx, sklkx, ontesx, sontesx, yilx) values ('53','Elazığ','Malatya','31','100','15','2023-11-19','2023-12-05','300');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Erzincan</text:p>
          </table:table-cell>
          <table:table-cell office:value-type="float" office:value="54" calcext:value-type="float">
            <text:p>54</text:p>
          </table:table-cell>
          <table:table-cell table:formula="of:=&quot;insert into bagx (idx, ilx, bagx, bayid, talx, sklkx, ontesx, sontesx, yilx) values ('&quot;&amp;[.C25]&amp;&quot;','&quot;&amp;[.A25]&amp;&quot;','&quot;&amp;[.B25]&amp;&quot;','31','100','15','2023-11-19','2023-12-05','300');&quot;" office:value-type="string" office:string-value="insert into bagx (idx, ilx, bagx, bayid, talx, sklkx, ontesx, sontesx, yilx) values ('54','Erzincan','Erzincan','31','100','15','2023-11-19','2023-12-05','300');" calcext:value-type="string">
            <text:p>insert into bagx (idx, ilx, bagx, bayid, talx, sklkx, ontesx, sontesx, yilx) values ('54','Erzincan','Erzinca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zurum</text:p>
          </table:table-cell>
          <table:table-cell office:value-type="string" calcext:value-type="string">
            <text:p>Erzincan</text:p>
          </table:table-cell>
          <table:table-cell office:value-type="float" office:value="55" calcext:value-type="float">
            <text:p>55</text:p>
          </table:table-cell>
          <table:table-cell table:formula="of:=&quot;insert into bagx (idx, ilx, bagx, bayid, talx, sklkx, ontesx, sontesx, yilx) values ('&quot;&amp;[.C26]&amp;&quot;','&quot;&amp;[.A26]&amp;&quot;','&quot;&amp;[.B26]&amp;&quot;','31','100','15','2023-11-19','2023-12-05','300');&quot;" office:value-type="string" office:string-value="insert into bagx (idx, ilx, bagx, bayid, talx, sklkx, ontesx, sontesx, yilx) values ('55','Erzurum','Erzincan','31','100','15','2023-11-19','2023-12-05','300');" calcext:value-type="string">
            <text:p>insert into bagx (idx, ilx, bagx, bayid, talx, sklkx, ontesx, sontesx, yilx) values ('55','Erzurum','Erzinca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kişehir</text:p>
          </table:table-cell>
          <table:table-cell office:value-type="string" calcext:value-type="string">
            <text:p>Bursa</text:p>
          </table:table-cell>
          <table:table-cell office:value-type="float" office:value="56" calcext:value-type="float">
            <text:p>56</text:p>
          </table:table-cell>
          <table:table-cell table:formula="of:=&quot;insert into bagx (idx, ilx, bagx, bayid, talx, sklkx, ontesx, sontesx, yilx) values ('&quot;&amp;[.C27]&amp;&quot;','&quot;&amp;[.A27]&amp;&quot;','&quot;&amp;[.B27]&amp;&quot;','31','100','15','2023-11-19','2023-12-05','300');&quot;" office:value-type="string" office:string-value="insert into bagx (idx, ilx, bagx, bayid, talx, sklkx, ontesx, sontesx, yilx) values ('56','Eskişehir','Bursa','31','100','15','2023-11-19','2023-12-05','300');" calcext:value-type="string">
            <text:p>insert into bagx (idx, ilx, bagx, bayid, talx, sklkx, ontesx, sontesx, yilx) values ('56','Eskişehir','Burs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ziantep</text:p>
          </table:table-cell>
          <table:table-cell office:value-type="string" calcext:value-type="string">
            <text:p>Mersin</text:p>
          </table:table-cell>
          <table:table-cell office:value-type="float" office:value="57" calcext:value-type="float">
            <text:p>57</text:p>
          </table:table-cell>
          <table:table-cell table:formula="of:=&quot;insert into bagx (idx, ilx, bagx, bayid, talx, sklkx, ontesx, sontesx, yilx) values ('&quot;&amp;[.C28]&amp;&quot;','&quot;&amp;[.A28]&amp;&quot;','&quot;&amp;[.B28]&amp;&quot;','31','100','15','2023-11-19','2023-12-05','300');&quot;" office:value-type="string" office:string-value="insert into bagx (idx, ilx, bagx, bayid, talx, sklkx, ontesx, sontesx, yilx) values ('57','Gaziantep','Mersin','31','100','15','2023-11-19','2023-12-05','300');" calcext:value-type="string">
            <text:p>insert into bagx (idx, ilx, bagx, bayid, talx, sklkx, ontesx, sontesx, yilx) values ('57','Gaziantep','Mersi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resun</text:p>
          </table:table-cell>
          <table:table-cell office:value-type="string" calcext:value-type="string">
            <text:p>Samsun</text:p>
          </table:table-cell>
          <table:table-cell office:value-type="float" office:value="58" calcext:value-type="float">
            <text:p>58</text:p>
          </table:table-cell>
          <table:table-cell table:formula="of:=&quot;insert into bagx (idx, ilx, bagx, bayid, talx, sklkx, ontesx, sontesx, yilx) values ('&quot;&amp;[.C29]&amp;&quot;','&quot;&amp;[.A29]&amp;&quot;','&quot;&amp;[.B29]&amp;&quot;','31','100','15','2023-11-19','2023-12-05','300');&quot;" office:value-type="string" office:string-value="insert into bagx (idx, ilx, bagx, bayid, talx, sklkx, ontesx, sontesx, yilx) values ('58','Giresun','Samsun','31','100','15','2023-11-19','2023-12-05','300');" calcext:value-type="string">
            <text:p>insert into bagx (idx, ilx, bagx, bayid, talx, sklkx, ontesx, sontesx, yilx) values ('58','Giresun','Samsu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ümüşhane</text:p>
          </table:table-cell>
          <table:table-cell office:value-type="string" calcext:value-type="string">
            <text:p>Samsun</text:p>
          </table:table-cell>
          <table:table-cell office:value-type="float" office:value="59" calcext:value-type="float">
            <text:p>59</text:p>
          </table:table-cell>
          <table:table-cell table:formula="of:=&quot;insert into bagx (idx, ilx, bagx, bayid, talx, sklkx, ontesx, sontesx, yilx) values ('&quot;&amp;[.C30]&amp;&quot;','&quot;&amp;[.A30]&amp;&quot;','&quot;&amp;[.B30]&amp;&quot;','31','100','15','2023-11-19','2023-12-05','300');&quot;" office:value-type="string" office:string-value="insert into bagx (idx, ilx, bagx, bayid, talx, sklkx, ontesx, sontesx, yilx) values ('59','Gümüşhane','Samsun','31','100','15','2023-11-19','2023-12-05','300');" calcext:value-type="string">
            <text:p>insert into bagx (idx, ilx, bagx, bayid, talx, sklkx, ontesx, sontesx, yilx) values ('59','Gümüşhane','Samsu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kkari</text:p>
          </table:table-cell>
          <table:table-cell office:value-type="string" calcext:value-type="string">
            <text:p>Malatya</text:p>
          </table:table-cell>
          <table:table-cell office:value-type="float" office:value="60" calcext:value-type="float">
            <text:p>60</text:p>
          </table:table-cell>
          <table:table-cell table:formula="of:=&quot;insert into bagx (idx, ilx, bagx, bayid, talx, sklkx, ontesx, sontesx, yilx) values ('&quot;&amp;[.C31]&amp;&quot;','&quot;&amp;[.A31]&amp;&quot;','&quot;&amp;[.B31]&amp;&quot;','31','100','15','2023-11-19','2023-12-05','300');&quot;" office:value-type="string" office:string-value="insert into bagx (idx, ilx, bagx, bayid, talx, sklkx, ontesx, sontesx, yilx) values ('60','Hakkari','Malatya','31','100','15','2023-11-19','2023-12-05','300');" calcext:value-type="string">
            <text:p>insert into bagx (idx, ilx, bagx, bayid, talx, sklkx, ontesx, sontesx, yilx) values ('60','Hakkari','Malaty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tay</text:p>
          </table:table-cell>
          <table:table-cell office:value-type="string" calcext:value-type="string">
            <text:p>Mersin</text:p>
          </table:table-cell>
          <table:table-cell office:value-type="float" office:value="61" calcext:value-type="float">
            <text:p>61</text:p>
          </table:table-cell>
          <table:table-cell table:formula="of:=&quot;insert into bagx (idx, ilx, bagx, bayid, talx, sklkx, ontesx, sontesx, yilx) values ('&quot;&amp;[.C32]&amp;&quot;','&quot;&amp;[.A32]&amp;&quot;','&quot;&amp;[.B32]&amp;&quot;','31','100','15','2023-11-19','2023-12-05','300');&quot;" office:value-type="string" office:string-value="insert into bagx (idx, ilx, bagx, bayid, talx, sklkx, ontesx, sontesx, yilx) values ('61','Hatay','Mersin','31','100','15','2023-11-19','2023-12-05','300');" calcext:value-type="string">
            <text:p>insert into bagx (idx, ilx, bagx, bayid, talx, sklkx, ontesx, sontesx, yilx) values ('61','Hatay','Mersi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parta</text:p>
          </table:table-cell>
          <table:table-cell office:value-type="string" calcext:value-type="string">
            <text:p>Konya</text:p>
          </table:table-cell>
          <table:table-cell office:value-type="float" office:value="62" calcext:value-type="float">
            <text:p>62</text:p>
          </table:table-cell>
          <table:table-cell table:formula="of:=&quot;insert into bagx (idx, ilx, bagx, bayid, talx, sklkx, ontesx, sontesx, yilx) values ('&quot;&amp;[.C33]&amp;&quot;','&quot;&amp;[.A33]&amp;&quot;','&quot;&amp;[.B33]&amp;&quot;','31','100','15','2023-11-19','2023-12-05','300');&quot;" office:value-type="string" office:string-value="insert into bagx (idx, ilx, bagx, bayid, talx, sklkx, ontesx, sontesx, yilx) values ('62','Isparta','Konya','31','100','15','2023-11-19','2023-12-05','300');" calcext:value-type="string">
            <text:p>insert into bagx (idx, ilx, bagx, bayid, talx, sklkx, ontesx, sontesx, yilx) values ('62','Isparta','Konya','31','100','15','2023-11-19','2023-12-05','300');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rsin</text:p>
          </table:table-cell>
          <table:table-cell office:value-type="float" office:value="63" calcext:value-type="float">
            <text:p>63</text:p>
          </table:table-cell>
          <table:table-cell table:formula="of:=&quot;insert into bagx (idx, ilx, bagx, bayid, talx, sklkx, ontesx, sontesx, yilx) values ('&quot;&amp;[.C34]&amp;&quot;','&quot;&amp;[.A34]&amp;&quot;','&quot;&amp;[.B34]&amp;&quot;','31','100','15','2023-11-19','2023-12-05','300');&quot;" office:value-type="string" office:string-value="insert into bagx (idx, ilx, bagx, bayid, talx, sklkx, ontesx, sontesx, yilx) values ('63','Mersin','Mersin','31','100','15','2023-11-19','2023-12-05','300');" calcext:value-type="string">
            <text:p>insert into bagx (idx, ilx, bagx, bayid, talx, sklkx, ontesx, sontesx, yilx) values ('63','Mersin','Mersi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İstanbul</text:p>
          </table:table-cell>
          <table:table-cell office:value-type="string" calcext:value-type="string">
            <text:p>İstanbul Anadolu 1</text:p>
          </table:table-cell>
          <table:table-cell office:value-type="float" office:value="64" calcext:value-type="float">
            <text:p>64</text:p>
          </table:table-cell>
          <table:table-cell table:formula="of:=&quot;insert into bagx (idx, ilx, bagx, bayid, talx, sklkx, ontesx, sontesx, yilx) values ('&quot;&amp;[.C35]&amp;&quot;','&quot;&amp;[.A35]&amp;&quot;','&quot;&amp;[.B35]&amp;&quot;','31','100','15','2023-11-19','2023-12-05','300');&quot;" office:value-type="string" office:string-value="insert into bagx (idx, ilx, bagx, bayid, talx, sklkx, ontesx, sontesx, yilx) values ('64','İstanbul','İstanbul Anadolu 1','31','100','15','2023-11-19','2023-12-05','300');" calcext:value-type="string">
            <text:p>insert into bagx (idx, ilx, bagx, bayid, talx, sklkx, ontesx, sontesx, yilx) values ('64','İstanbul','İstanbul Anadolu 1','31','100','15','2023-11-19','2023-12-05','300');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İzmir</text:p>
          </table:table-cell>
          <table:table-cell office:value-type="float" office:value="65" calcext:value-type="float">
            <text:p>65</text:p>
          </table:table-cell>
          <table:table-cell table:formula="of:=&quot;insert into bagx (idx, ilx, bagx, bayid, talx, sklkx, ontesx, sontesx, yilx) values ('&quot;&amp;[.C36]&amp;&quot;','&quot;&amp;[.A36]&amp;&quot;','&quot;&amp;[.B36]&amp;&quot;','31','100','15','2023-11-19','2023-12-05','300');&quot;" office:value-type="string" office:string-value="insert into bagx (idx, ilx, bagx, bayid, talx, sklkx, ontesx, sontesx, yilx) values ('65','İzmir','İzmir','31','100','15','2023-11-19','2023-12-05','300');" calcext:value-type="string">
            <text:p>insert into bagx (idx, ilx, bagx, bayid, talx, sklkx, ontesx, sontesx, yilx) values ('65','İzmir','İzmir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rs</text:p>
          </table:table-cell>
          <table:table-cell office:value-type="string" calcext:value-type="string">
            <text:p>Erzincan</text:p>
          </table:table-cell>
          <table:table-cell office:value-type="float" office:value="66" calcext:value-type="float">
            <text:p>66</text:p>
          </table:table-cell>
          <table:table-cell table:formula="of:=&quot;insert into bagx (idx, ilx, bagx, bayid, talx, sklkx, ontesx, sontesx, yilx) values ('&quot;&amp;[.C37]&amp;&quot;','&quot;&amp;[.A37]&amp;&quot;','&quot;&amp;[.B37]&amp;&quot;','31','100','15','2023-11-19','2023-12-05','300');&quot;" office:value-type="string" office:string-value="insert into bagx (idx, ilx, bagx, bayid, talx, sklkx, ontesx, sontesx, yilx) values ('66','Kars','Erzincan','31','100','15','2023-11-19','2023-12-05','300');" calcext:value-type="string">
            <text:p>insert into bagx (idx, ilx, bagx, bayid, talx, sklkx, ontesx, sontesx, yilx) values ('66','Kars','Erzinca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stamonu</text:p>
          </table:table-cell>
          <table:table-cell office:value-type="string" calcext:value-type="string">
            <text:p>Ankara</text:p>
          </table:table-cell>
          <table:table-cell office:value-type="float" office:value="67" calcext:value-type="float">
            <text:p>67</text:p>
          </table:table-cell>
          <table:table-cell table:formula="of:=&quot;insert into bagx (idx, ilx, bagx, bayid, talx, sklkx, ontesx, sontesx, yilx) values ('&quot;&amp;[.C38]&amp;&quot;','&quot;&amp;[.A38]&amp;&quot;','&quot;&amp;[.B38]&amp;&quot;','31','100','15','2023-11-19','2023-12-05','300');&quot;" office:value-type="string" office:string-value="insert into bagx (idx, ilx, bagx, bayid, talx, sklkx, ontesx, sontesx, yilx) values ('67','Kastamonu','Ankara','31','100','15','2023-11-19','2023-12-05','300');" calcext:value-type="string">
            <text:p>insert into bagx (idx, ilx, bagx, bayid, talx, sklkx, ontesx, sontesx, yilx) values ('67','Kastamonu','Ankar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yseri</text:p>
          </table:table-cell>
          <table:table-cell office:value-type="string" calcext:value-type="string">
            <text:p>Ankara</text:p>
          </table:table-cell>
          <table:table-cell office:value-type="float" office:value="68" calcext:value-type="float">
            <text:p>68</text:p>
          </table:table-cell>
          <table:table-cell table:formula="of:=&quot;insert into bagx (idx, ilx, bagx, bayid, talx, sklkx, ontesx, sontesx, yilx) values ('&quot;&amp;[.C39]&amp;&quot;','&quot;&amp;[.A39]&amp;&quot;','&quot;&amp;[.B39]&amp;&quot;','31','100','15','2023-11-19','2023-12-05','300');&quot;" office:value-type="string" office:string-value="insert into bagx (idx, ilx, bagx, bayid, talx, sklkx, ontesx, sontesx, yilx) values ('68','Kayseri','Ankara','31','100','15','2023-11-19','2023-12-05','300');" calcext:value-type="string">
            <text:p>insert into bagx (idx, ilx, bagx, bayid, talx, sklkx, ontesx, sontesx, yilx) values ('68','Kayseri','Ankar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ırklareli</text:p>
          </table:table-cell>
          <table:table-cell office:value-type="string" calcext:value-type="string">
            <text:p>İstanbul Avrupa 2</text:p>
          </table:table-cell>
          <table:table-cell office:value-type="float" office:value="69" calcext:value-type="float">
            <text:p>69</text:p>
          </table:table-cell>
          <table:table-cell table:formula="of:=&quot;insert into bagx (idx, ilx, bagx, bayid, talx, sklkx, ontesx, sontesx, yilx) values ('&quot;&amp;[.C40]&amp;&quot;','&quot;&amp;[.A40]&amp;&quot;','&quot;&amp;[.B40]&amp;&quot;','31','100','15','2023-11-19','2023-12-05','300');&quot;" office:value-type="string" office:string-value="insert into bagx (idx, ilx, bagx, bayid, talx, sklkx, ontesx, sontesx, yilx) values ('69','Kırklareli','İstanbul Avrupa 2','31','100','15','2023-11-19','2023-12-05','300');" calcext:value-type="string">
            <text:p>insert into bagx (idx, ilx, bagx, bayid, talx, sklkx, ontesx, sontesx, yilx) values ('69','Kırklareli','İstanbul Avrupa 2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ırşehir</text:p>
          </table:table-cell>
          <table:table-cell office:value-type="string" calcext:value-type="string">
            <text:p>Ankara</text:p>
          </table:table-cell>
          <table:table-cell office:value-type="float" office:value="70" calcext:value-type="float">
            <text:p>70</text:p>
          </table:table-cell>
          <table:table-cell table:formula="of:=&quot;insert into bagx (idx, ilx, bagx, bayid, talx, sklkx, ontesx, sontesx, yilx) values ('&quot;&amp;[.C41]&amp;&quot;','&quot;&amp;[.A41]&amp;&quot;','&quot;&amp;[.B41]&amp;&quot;','31','100','15','2023-11-19','2023-12-05','300');&quot;" office:value-type="string" office:string-value="insert into bagx (idx, ilx, bagx, bayid, talx, sklkx, ontesx, sontesx, yilx) values ('70','Kırşehir','Ankara','31','100','15','2023-11-19','2023-12-05','300');" calcext:value-type="string">
            <text:p>insert into bagx (idx, ilx, bagx, bayid, talx, sklkx, ontesx, sontesx, yilx) values ('70','Kırşehir','Ankar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caeli</text:p>
          </table:table-cell>
          <table:table-cell office:value-type="string" calcext:value-type="string">
            <text:p>İstanbul Avrupa 2</text:p>
          </table:table-cell>
          <table:table-cell office:value-type="float" office:value="71" calcext:value-type="float">
            <text:p>71</text:p>
          </table:table-cell>
          <table:table-cell table:formula="of:=&quot;insert into bagx (idx, ilx, bagx, bayid, talx, sklkx, ontesx, sontesx, yilx) values ('&quot;&amp;[.C42]&amp;&quot;','&quot;&amp;[.A42]&amp;&quot;','&quot;&amp;[.B42]&amp;&quot;','31','100','15','2023-11-19','2023-12-05','300');&quot;" office:value-type="string" office:string-value="insert into bagx (idx, ilx, bagx, bayid, talx, sklkx, ontesx, sontesx, yilx) values ('71','Kocaeli','İstanbul Avrupa 2','31','100','15','2023-11-19','2023-12-05','300');" calcext:value-type="string">
            <text:p>insert into bagx (idx, ilx, bagx, bayid, talx, sklkx, ontesx, sontesx, yilx) values ('71','Kocaeli','İstanbul Avrupa 2','31','100','15','2023-11-19','2023-12-05','300');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onya</text:p>
          </table:table-cell>
          <table:table-cell office:value-type="float" office:value="72" calcext:value-type="float">
            <text:p>72</text:p>
          </table:table-cell>
          <table:table-cell table:formula="of:=&quot;insert into bagx (idx, ilx, bagx, bayid, talx, sklkx, ontesx, sontesx, yilx) values ('&quot;&amp;[.C43]&amp;&quot;','&quot;&amp;[.A43]&amp;&quot;','&quot;&amp;[.B43]&amp;&quot;','31','100','15','2023-11-19','2023-12-05','300');&quot;" office:value-type="string" office:string-value="insert into bagx (idx, ilx, bagx, bayid, talx, sklkx, ontesx, sontesx, yilx) values ('72','Konya','Konya','31','100','15','2023-11-19','2023-12-05','300');" calcext:value-type="string">
            <text:p>insert into bagx (idx, ilx, bagx, bayid, talx, sklkx, ontesx, sontesx, yilx) values ('72','Konya','Kony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ütahya</text:p>
          </table:table-cell>
          <table:table-cell office:value-type="string" calcext:value-type="string">
            <text:p>Bursa</text:p>
          </table:table-cell>
          <table:table-cell office:value-type="float" office:value="73" calcext:value-type="float">
            <text:p>73</text:p>
          </table:table-cell>
          <table:table-cell table:formula="of:=&quot;insert into bagx (idx, ilx, bagx, bayid, talx, sklkx, ontesx, sontesx, yilx) values ('&quot;&amp;[.C44]&amp;&quot;','&quot;&amp;[.A44]&amp;&quot;','&quot;&amp;[.B44]&amp;&quot;','31','100','15','2023-11-19','2023-12-05','300');&quot;" office:value-type="string" office:string-value="insert into bagx (idx, ilx, bagx, bayid, talx, sklkx, ontesx, sontesx, yilx) values ('73','Kütahya','Bursa','31','100','15','2023-11-19','2023-12-05','300');" calcext:value-type="string">
            <text:p>insert into bagx (idx, ilx, bagx, bayid, talx, sklkx, ontesx, sontesx, yilx) values ('73','Kütahya','Bursa','31','100','15','2023-11-19','2023-12-05','300');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alatya</text:p>
          </table:table-cell>
          <table:table-cell office:value-type="float" office:value="74" calcext:value-type="float">
            <text:p>74</text:p>
          </table:table-cell>
          <table:table-cell table:formula="of:=&quot;insert into bagx (idx, ilx, bagx, bayid, talx, sklkx, ontesx, sontesx, yilx) values ('&quot;&amp;[.C45]&amp;&quot;','&quot;&amp;[.A45]&amp;&quot;','&quot;&amp;[.B45]&amp;&quot;','31','100','15','2023-11-19','2023-12-05','300');&quot;" office:value-type="string" office:string-value="insert into bagx (idx, ilx, bagx, bayid, talx, sklkx, ontesx, sontesx, yilx) values ('74','Malatya','Malatya','31','100','15','2023-11-19','2023-12-05','300');" calcext:value-type="string">
            <text:p>insert into bagx (idx, ilx, bagx, bayid, talx, sklkx, ontesx, sontesx, yilx) values ('74','Malatya','Malaty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isa</text:p>
          </table:table-cell>
          <table:table-cell office:value-type="string" calcext:value-type="string">
            <text:p>İzmir</text:p>
          </table:table-cell>
          <table:table-cell office:value-type="float" office:value="75" calcext:value-type="float">
            <text:p>75</text:p>
          </table:table-cell>
          <table:table-cell table:formula="of:=&quot;insert into bagx (idx, ilx, bagx, bayid, talx, sklkx, ontesx, sontesx, yilx) values ('&quot;&amp;[.C46]&amp;&quot;','&quot;&amp;[.A46]&amp;&quot;','&quot;&amp;[.B46]&amp;&quot;','31','100','15','2023-11-19','2023-12-05','300');&quot;" office:value-type="string" office:string-value="insert into bagx (idx, ilx, bagx, bayid, talx, sklkx, ontesx, sontesx, yilx) values ('75','Manisa','İzmir','31','100','15','2023-11-19','2023-12-05','300');" calcext:value-type="string">
            <text:p>insert into bagx (idx, ilx, bagx, bayid, talx, sklkx, ontesx, sontesx, yilx) values ('75','Manisa','İzmir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hramanmaraş</text:p>
          </table:table-cell>
          <table:table-cell office:value-type="string" calcext:value-type="string">
            <text:p>Malatya</text:p>
          </table:table-cell>
          <table:table-cell office:value-type="float" office:value="76" calcext:value-type="float">
            <text:p>76</text:p>
          </table:table-cell>
          <table:table-cell table:formula="of:=&quot;insert into bagx (idx, ilx, bagx, bayid, talx, sklkx, ontesx, sontesx, yilx) values ('&quot;&amp;[.C47]&amp;&quot;','&quot;&amp;[.A47]&amp;&quot;','&quot;&amp;[.B47]&amp;&quot;','31','100','15','2023-11-19','2023-12-05','300');&quot;" office:value-type="string" office:string-value="insert into bagx (idx, ilx, bagx, bayid, talx, sklkx, ontesx, sontesx, yilx) values ('76','Kahramanmaraş','Malatya','31','100','15','2023-11-19','2023-12-05','300');" calcext:value-type="string">
            <text:p>insert into bagx (idx, ilx, bagx, bayid, talx, sklkx, ontesx, sontesx, yilx) values ('76','Kahramanmaraş','Malaty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din</text:p>
          </table:table-cell>
          <table:table-cell office:value-type="string" calcext:value-type="string">
            <text:p>Malatya</text:p>
          </table:table-cell>
          <table:table-cell office:value-type="float" office:value="77" calcext:value-type="float">
            <text:p>77</text:p>
          </table:table-cell>
          <table:table-cell table:formula="of:=&quot;insert into bagx (idx, ilx, bagx, bayid, talx, sklkx, ontesx, sontesx, yilx) values ('&quot;&amp;[.C48]&amp;&quot;','&quot;&amp;[.A48]&amp;&quot;','&quot;&amp;[.B48]&amp;&quot;','31','100','15','2023-11-19','2023-12-05','300');&quot;" office:value-type="string" office:string-value="insert into bagx (idx, ilx, bagx, bayid, talx, sklkx, ontesx, sontesx, yilx) values ('77','Mardin','Malatya','31','100','15','2023-11-19','2023-12-05','300');" calcext:value-type="string">
            <text:p>insert into bagx (idx, ilx, bagx, bayid, talx, sklkx, ontesx, sontesx, yilx) values ('77','Mardin','Malaty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ğla</text:p>
          </table:table-cell>
          <table:table-cell office:value-type="string" calcext:value-type="string">
            <text:p>İzmir</text:p>
          </table:table-cell>
          <table:table-cell office:value-type="float" office:value="78" calcext:value-type="float">
            <text:p>78</text:p>
          </table:table-cell>
          <table:table-cell table:formula="of:=&quot;insert into bagx (idx, ilx, bagx, bayid, talx, sklkx, ontesx, sontesx, yilx) values ('&quot;&amp;[.C49]&amp;&quot;','&quot;&amp;[.A49]&amp;&quot;','&quot;&amp;[.B49]&amp;&quot;','31','100','15','2023-11-19','2023-12-05','300');&quot;" office:value-type="string" office:string-value="insert into bagx (idx, ilx, bagx, bayid, talx, sklkx, ontesx, sontesx, yilx) values ('78','Muğla','İzmir','31','100','15','2023-11-19','2023-12-05','300');" calcext:value-type="string">
            <text:p>insert into bagx (idx, ilx, bagx, bayid, talx, sklkx, ontesx, sontesx, yilx) values ('78','Muğla','İzmir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ş</text:p>
          </table:table-cell>
          <table:table-cell office:value-type="string" calcext:value-type="string">
            <text:p>Malatya</text:p>
          </table:table-cell>
          <table:table-cell office:value-type="float" office:value="79" calcext:value-type="float">
            <text:p>79</text:p>
          </table:table-cell>
          <table:table-cell table:formula="of:=&quot;insert into bagx (idx, ilx, bagx, bayid, talx, sklkx, ontesx, sontesx, yilx) values ('&quot;&amp;[.C50]&amp;&quot;','&quot;&amp;[.A50]&amp;&quot;','&quot;&amp;[.B50]&amp;&quot;','31','100','15','2023-11-19','2023-12-05','300');&quot;" office:value-type="string" office:string-value="insert into bagx (idx, ilx, bagx, bayid, talx, sklkx, ontesx, sontesx, yilx) values ('79','Muş','Malatya','31','100','15','2023-11-19','2023-12-05','300');" calcext:value-type="string">
            <text:p>insert into bagx (idx, ilx, bagx, bayid, talx, sklkx, ontesx, sontesx, yilx) values ('79','Muş','Malaty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vşehir</text:p>
          </table:table-cell>
          <table:table-cell office:value-type="string" calcext:value-type="string">
            <text:p>Ankara</text:p>
          </table:table-cell>
          <table:table-cell office:value-type="float" office:value="80" calcext:value-type="float">
            <text:p>80</text:p>
          </table:table-cell>
          <table:table-cell table:formula="of:=&quot;insert into bagx (idx, ilx, bagx, bayid, talx, sklkx, ontesx, sontesx, yilx) values ('&quot;&amp;[.C51]&amp;&quot;','&quot;&amp;[.A51]&amp;&quot;','&quot;&amp;[.B51]&amp;&quot;','31','100','15','2023-11-19','2023-12-05','300');&quot;" office:value-type="string" office:string-value="insert into bagx (idx, ilx, bagx, bayid, talx, sklkx, ontesx, sontesx, yilx) values ('80','Nevşehir','Ankara','31','100','15','2023-11-19','2023-12-05','300');" calcext:value-type="string">
            <text:p>insert into bagx (idx, ilx, bagx, bayid, talx, sklkx, ontesx, sontesx, yilx) values ('80','Nevşehir','Ankar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ğde</text:p>
          </table:table-cell>
          <table:table-cell office:value-type="string" calcext:value-type="string">
            <text:p>Mersin</text:p>
          </table:table-cell>
          <table:table-cell office:value-type="float" office:value="81" calcext:value-type="float">
            <text:p>81</text:p>
          </table:table-cell>
          <table:table-cell table:formula="of:=&quot;insert into bagx (idx, ilx, bagx, bayid, talx, sklkx, ontesx, sontesx, yilx) values ('&quot;&amp;[.C52]&amp;&quot;','&quot;&amp;[.A52]&amp;&quot;','&quot;&amp;[.B52]&amp;&quot;','31','100','15','2023-11-19','2023-12-05','300');&quot;" office:value-type="string" office:string-value="insert into bagx (idx, ilx, bagx, bayid, talx, sklkx, ontesx, sontesx, yilx) values ('81','Niğde','Mersin','31','100','15','2023-11-19','2023-12-05','300');" calcext:value-type="string">
            <text:p>insert into bagx (idx, ilx, bagx, bayid, talx, sklkx, ontesx, sontesx, yilx) values ('81','Niğde','Mersi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du</text:p>
          </table:table-cell>
          <table:table-cell office:value-type="string" calcext:value-type="string">
            <text:p>Samsun</text:p>
          </table:table-cell>
          <table:table-cell office:value-type="float" office:value="82" calcext:value-type="float">
            <text:p>82</text:p>
          </table:table-cell>
          <table:table-cell table:formula="of:=&quot;insert into bagx (idx, ilx, bagx, bayid, talx, sklkx, ontesx, sontesx, yilx) values ('&quot;&amp;[.C53]&amp;&quot;','&quot;&amp;[.A53]&amp;&quot;','&quot;&amp;[.B53]&amp;&quot;','31','100','15','2023-11-19','2023-12-05','300');&quot;" office:value-type="string" office:string-value="insert into bagx (idx, ilx, bagx, bayid, talx, sklkx, ontesx, sontesx, yilx) values ('82','Ordu','Samsun','31','100','15','2023-11-19','2023-12-05','300');" calcext:value-type="string">
            <text:p>insert into bagx (idx, ilx, bagx, bayid, talx, sklkx, ontesx, sontesx, yilx) values ('82','Ordu','Samsu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ze</text:p>
          </table:table-cell>
          <table:table-cell office:value-type="string" calcext:value-type="string">
            <text:p>Erzincan</text:p>
          </table:table-cell>
          <table:table-cell office:value-type="float" office:value="83" calcext:value-type="float">
            <text:p>83</text:p>
          </table:table-cell>
          <table:table-cell table:formula="of:=&quot;insert into bagx (idx, ilx, bagx, bayid, talx, sklkx, ontesx, sontesx, yilx) values ('&quot;&amp;[.C54]&amp;&quot;','&quot;&amp;[.A54]&amp;&quot;','&quot;&amp;[.B54]&amp;&quot;','31','100','15','2023-11-19','2023-12-05','300');&quot;" office:value-type="string" office:string-value="insert into bagx (idx, ilx, bagx, bayid, talx, sklkx, ontesx, sontesx, yilx) values ('83','Rize','Erzincan','31','100','15','2023-11-19','2023-12-05','300');" calcext:value-type="string">
            <text:p>insert into bagx (idx, ilx, bagx, bayid, talx, sklkx, ontesx, sontesx, yilx) values ('83','Rize','Erzinca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karya</text:p>
          </table:table-cell>
          <table:table-cell office:value-type="string" calcext:value-type="string">
            <text:p>İstanbul Anadolu 2</text:p>
          </table:table-cell>
          <table:table-cell office:value-type="float" office:value="84" calcext:value-type="float">
            <text:p>84</text:p>
          </table:table-cell>
          <table:table-cell table:formula="of:=&quot;insert into bagx (idx, ilx, bagx, bayid, talx, sklkx, ontesx, sontesx, yilx) values ('&quot;&amp;[.C55]&amp;&quot;','&quot;&amp;[.A55]&amp;&quot;','&quot;&amp;[.B55]&amp;&quot;','31','100','15','2023-11-19','2023-12-05','300');&quot;" office:value-type="string" office:string-value="insert into bagx (idx, ilx, bagx, bayid, talx, sklkx, ontesx, sontesx, yilx) values ('84','Sakarya','İstanbul Anadolu 2','31','100','15','2023-11-19','2023-12-05','300');" calcext:value-type="string">
            <text:p>insert into bagx (idx, ilx, bagx, bayid, talx, sklkx, ontesx, sontesx, yilx) values ('84','Sakarya','İstanbul Anadolu 2','31','100','15','2023-11-19','2023-12-05','300');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amsun</text:p>
          </table:table-cell>
          <table:table-cell office:value-type="float" office:value="85" calcext:value-type="float">
            <text:p>85</text:p>
          </table:table-cell>
          <table:table-cell table:formula="of:=&quot;insert into bagx (idx, ilx, bagx, bayid, talx, sklkx, ontesx, sontesx, yilx) values ('&quot;&amp;[.C56]&amp;&quot;','&quot;&amp;[.A56]&amp;&quot;','&quot;&amp;[.B56]&amp;&quot;','31','100','15','2023-11-19','2023-12-05','300');&quot;" office:value-type="string" office:string-value="insert into bagx (idx, ilx, bagx, bayid, talx, sklkx, ontesx, sontesx, yilx) values ('85','Samsun','Samsun','31','100','15','2023-11-19','2023-12-05','300');" calcext:value-type="string">
            <text:p>insert into bagx (idx, ilx, bagx, bayid, talx, sklkx, ontesx, sontesx, yilx) values ('85','Samsun','Samsu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irt</text:p>
          </table:table-cell>
          <table:table-cell office:value-type="string" calcext:value-type="string">
            <text:p>ŞanlıUrfa</text:p>
          </table:table-cell>
          <table:table-cell office:value-type="float" office:value="86" calcext:value-type="float">
            <text:p>86</text:p>
          </table:table-cell>
          <table:table-cell table:formula="of:=&quot;insert into bagx (idx, ilx, bagx, bayid, talx, sklkx, ontesx, sontesx, yilx) values ('&quot;&amp;[.C57]&amp;&quot;','&quot;&amp;[.A57]&amp;&quot;','&quot;&amp;[.B57]&amp;&quot;','31','100','15','2023-11-19','2023-12-05','300');&quot;" office:value-type="string" office:string-value="insert into bagx (idx, ilx, bagx, bayid, talx, sklkx, ontesx, sontesx, yilx) values ('86','Siirt','ŞanlıUrfa','31','100','15','2023-11-19','2023-12-05','300');" calcext:value-type="string">
            <text:p>insert into bagx (idx, ilx, bagx, bayid, talx, sklkx, ontesx, sontesx, yilx) values ('86','Siirt','ŞanlıUrf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op</text:p>
          </table:table-cell>
          <table:table-cell office:value-type="string" calcext:value-type="string">
            <text:p>Samsun</text:p>
          </table:table-cell>
          <table:table-cell office:value-type="float" office:value="87" calcext:value-type="float">
            <text:p>87</text:p>
          </table:table-cell>
          <table:table-cell table:formula="of:=&quot;insert into bagx (idx, ilx, bagx, bayid, talx, sklkx, ontesx, sontesx, yilx) values ('&quot;&amp;[.C58]&amp;&quot;','&quot;&amp;[.A58]&amp;&quot;','&quot;&amp;[.B58]&amp;&quot;','31','100','15','2023-11-19','2023-12-05','300');&quot;" office:value-type="string" office:string-value="insert into bagx (idx, ilx, bagx, bayid, talx, sklkx, ontesx, sontesx, yilx) values ('87','Sinop','Samsun','31','100','15','2023-11-19','2023-12-05','300');" calcext:value-type="string">
            <text:p>insert into bagx (idx, ilx, bagx, bayid, talx, sklkx, ontesx, sontesx, yilx) values ('87','Sinop','Samsu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vas</text:p>
          </table:table-cell>
          <table:table-cell office:value-type="string" calcext:value-type="string">
            <text:p>Ankara</text:p>
          </table:table-cell>
          <table:table-cell office:value-type="float" office:value="88" calcext:value-type="float">
            <text:p>88</text:p>
          </table:table-cell>
          <table:table-cell table:formula="of:=&quot;insert into bagx (idx, ilx, bagx, bayid, talx, sklkx, ontesx, sontesx, yilx) values ('&quot;&amp;[.C59]&amp;&quot;','&quot;&amp;[.A59]&amp;&quot;','&quot;&amp;[.B59]&amp;&quot;','31','100','15','2023-11-19','2023-12-05','300');&quot;" office:value-type="string" office:string-value="insert into bagx (idx, ilx, bagx, bayid, talx, sklkx, ontesx, sontesx, yilx) values ('88','Sivas','Ankara','31','100','15','2023-11-19','2023-12-05','300');" calcext:value-type="string">
            <text:p>insert into bagx (idx, ilx, bagx, bayid, talx, sklkx, ontesx, sontesx, yilx) values ('88','Sivas','Ankar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kirdağ</text:p>
          </table:table-cell>
          <table:table-cell office:value-type="string" calcext:value-type="string">
            <text:p>İstanbul Avrupa 2</text:p>
          </table:table-cell>
          <table:table-cell office:value-type="float" office:value="89" calcext:value-type="float">
            <text:p>89</text:p>
          </table:table-cell>
          <table:table-cell table:formula="of:=&quot;insert into bagx (idx, ilx, bagx, bayid, talx, sklkx, ontesx, sontesx, yilx) values ('&quot;&amp;[.C60]&amp;&quot;','&quot;&amp;[.A60]&amp;&quot;','&quot;&amp;[.B60]&amp;&quot;','31','100','15','2023-11-19','2023-12-05','300');&quot;" office:value-type="string" office:string-value="insert into bagx (idx, ilx, bagx, bayid, talx, sklkx, ontesx, sontesx, yilx) values ('89','Tekirdağ','İstanbul Avrupa 2','31','100','15','2023-11-19','2023-12-05','300');" calcext:value-type="string">
            <text:p>insert into bagx (idx, ilx, bagx, bayid, talx, sklkx, ontesx, sontesx, yilx) values ('89','Tekirdağ','İstanbul Avrupa 2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kat</text:p>
          </table:table-cell>
          <table:table-cell office:value-type="string" calcext:value-type="string">
            <text:p>Samsun</text:p>
          </table:table-cell>
          <table:table-cell office:value-type="float" office:value="90" calcext:value-type="float">
            <text:p>90</text:p>
          </table:table-cell>
          <table:table-cell table:formula="of:=&quot;insert into bagx (idx, ilx, bagx, bayid, talx, sklkx, ontesx, sontesx, yilx) values ('&quot;&amp;[.C61]&amp;&quot;','&quot;&amp;[.A61]&amp;&quot;','&quot;&amp;[.B61]&amp;&quot;','31','100','15','2023-11-19','2023-12-05','300');&quot;" office:value-type="string" office:string-value="insert into bagx (idx, ilx, bagx, bayid, talx, sklkx, ontesx, sontesx, yilx) values ('90','Tokat','Samsun','31','100','15','2023-11-19','2023-12-05','300');" calcext:value-type="string">
            <text:p>insert into bagx (idx, ilx, bagx, bayid, talx, sklkx, ontesx, sontesx, yilx) values ('90','Tokat','Samsu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bzon</text:p>
          </table:table-cell>
          <table:table-cell office:value-type="string" calcext:value-type="string">
            <text:p>Erzincan</text:p>
          </table:table-cell>
          <table:table-cell office:value-type="float" office:value="91" calcext:value-type="float">
            <text:p>91</text:p>
          </table:table-cell>
          <table:table-cell table:formula="of:=&quot;insert into bagx (idx, ilx, bagx, bayid, talx, sklkx, ontesx, sontesx, yilx) values ('&quot;&amp;[.C62]&amp;&quot;','&quot;&amp;[.A62]&amp;&quot;','&quot;&amp;[.B62]&amp;&quot;','31','100','15','2023-11-19','2023-12-05','300');&quot;" office:value-type="string" office:string-value="insert into bagx (idx, ilx, bagx, bayid, talx, sklkx, ontesx, sontesx, yilx) values ('91','Trabzon','Erzincan','31','100','15','2023-11-19','2023-12-05','300');" calcext:value-type="string">
            <text:p>insert into bagx (idx, ilx, bagx, bayid, talx, sklkx, ontesx, sontesx, yilx) values ('91','Trabzon','Erzinca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nceli</text:p>
          </table:table-cell>
          <table:table-cell office:value-type="string" calcext:value-type="string">
            <text:p>Erzincan</text:p>
          </table:table-cell>
          <table:table-cell office:value-type="float" office:value="92" calcext:value-type="float">
            <text:p>92</text:p>
          </table:table-cell>
          <table:table-cell table:formula="of:=&quot;insert into bagx (idx, ilx, bagx, bayid, talx, sklkx, ontesx, sontesx, yilx) values ('&quot;&amp;[.C63]&amp;&quot;','&quot;&amp;[.A63]&amp;&quot;','&quot;&amp;[.B63]&amp;&quot;','31','100','15','2023-11-19','2023-12-05','300');&quot;" office:value-type="string" office:string-value="insert into bagx (idx, ilx, bagx, bayid, talx, sklkx, ontesx, sontesx, yilx) values ('92','Tunceli','Erzincan','31','100','15','2023-11-19','2023-12-05','300');" calcext:value-type="string">
            <text:p>insert into bagx (idx, ilx, bagx, bayid, talx, sklkx, ontesx, sontesx, yilx) values ('92','Tunceli','Erzinca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Şanlıurfa</text:p>
          </table:table-cell>
          <table:table-cell office:value-type="string" calcext:value-type="string">
            <text:p>ŞanlıUrfa</text:p>
          </table:table-cell>
          <table:table-cell office:value-type="float" office:value="93" calcext:value-type="float">
            <text:p>93</text:p>
          </table:table-cell>
          <table:table-cell table:formula="of:=&quot;insert into bagx (idx, ilx, bagx, bayid, talx, sklkx, ontesx, sontesx, yilx) values ('&quot;&amp;[.C64]&amp;&quot;','&quot;&amp;[.A64]&amp;&quot;','&quot;&amp;[.B64]&amp;&quot;','31','100','15','2023-11-19','2023-12-05','300');&quot;" office:value-type="string" office:string-value="insert into bagx (idx, ilx, bagx, bayid, talx, sklkx, ontesx, sontesx, yilx) values ('93','Şanlıurfa','ŞanlıUrfa','31','100','15','2023-11-19','2023-12-05','300');" calcext:value-type="string">
            <text:p>insert into bagx (idx, ilx, bagx, bayid, talx, sklkx, ontesx, sontesx, yilx) values ('93','Şanlıurfa','ŞanlıUrf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şak</text:p>
          </table:table-cell>
          <table:table-cell office:value-type="string" calcext:value-type="string">
            <text:p>İzmir</text:p>
          </table:table-cell>
          <table:table-cell office:value-type="float" office:value="94" calcext:value-type="float">
            <text:p>94</text:p>
          </table:table-cell>
          <table:table-cell table:formula="of:=&quot;insert into bagx (idx, ilx, bagx, bayid, talx, sklkx, ontesx, sontesx, yilx) values ('&quot;&amp;[.C65]&amp;&quot;','&quot;&amp;[.A65]&amp;&quot;','&quot;&amp;[.B65]&amp;&quot;','31','100','15','2023-11-19','2023-12-05','300');&quot;" office:value-type="string" office:string-value="insert into bagx (idx, ilx, bagx, bayid, talx, sklkx, ontesx, sontesx, yilx) values ('94','Uşak','İzmir','31','100','15','2023-11-19','2023-12-05','300');" calcext:value-type="string">
            <text:p>insert into bagx (idx, ilx, bagx, bayid, talx, sklkx, ontesx, sontesx, yilx) values ('94','Uşak','İzmir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Konya</text:p>
          </table:table-cell>
          <table:table-cell office:value-type="float" office:value="95" calcext:value-type="float">
            <text:p>95</text:p>
          </table:table-cell>
          <table:table-cell table:formula="of:=&quot;insert into bagx (idx, ilx, bagx, bayid, talx, sklkx, ontesx, sontesx, yilx) values ('&quot;&amp;[.C66]&amp;&quot;','&quot;&amp;[.A66]&amp;&quot;','&quot;&amp;[.B66]&amp;&quot;','31','100','15','2023-11-19','2023-12-05','300');&quot;" office:value-type="string" office:string-value="insert into bagx (idx, ilx, bagx, bayid, talx, sklkx, ontesx, sontesx, yilx) values ('95','Van','Konya','31','100','15','2023-11-19','2023-12-05','300');" calcext:value-type="string">
            <text:p>insert into bagx (idx, ilx, bagx, bayid, talx, sklkx, ontesx, sontesx, yilx) values ('95','Van','Kony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ozgat</text:p>
          </table:table-cell>
          <table:table-cell office:value-type="string" calcext:value-type="string">
            <text:p>Samsun</text:p>
          </table:table-cell>
          <table:table-cell office:value-type="float" office:value="96" calcext:value-type="float">
            <text:p>96</text:p>
          </table:table-cell>
          <table:table-cell table:formula="of:=&quot;insert into bagx (idx, ilx, bagx, bayid, talx, sklkx, ontesx, sontesx, yilx) values ('&quot;&amp;[.C67]&amp;&quot;','&quot;&amp;[.A67]&amp;&quot;','&quot;&amp;[.B67]&amp;&quot;','31','100','15','2023-11-19','2023-12-05','300');&quot;" office:value-type="string" office:string-value="insert into bagx (idx, ilx, bagx, bayid, talx, sklkx, ontesx, sontesx, yilx) values ('96','Yozgat','Samsun','31','100','15','2023-11-19','2023-12-05','300');" calcext:value-type="string">
            <text:p>insert into bagx (idx, ilx, bagx, bayid, talx, sklkx, ontesx, sontesx, yilx) values ('96','Yozgat','Samsu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onguldak</text:p>
          </table:table-cell>
          <table:table-cell office:value-type="string" calcext:value-type="string">
            <text:p>İstanbul Anadolu 2</text:p>
          </table:table-cell>
          <table:table-cell office:value-type="float" office:value="97" calcext:value-type="float">
            <text:p>97</text:p>
          </table:table-cell>
          <table:table-cell table:formula="of:=&quot;insert into bagx (idx, ilx, bagx, bayid, talx, sklkx, ontesx, sontesx, yilx) values ('&quot;&amp;[.C68]&amp;&quot;','&quot;&amp;[.A68]&amp;&quot;','&quot;&amp;[.B68]&amp;&quot;','31','100','15','2023-11-19','2023-12-05','300');&quot;" office:value-type="string" office:string-value="insert into bagx (idx, ilx, bagx, bayid, talx, sklkx, ontesx, sontesx, yilx) values ('97','Zonguldak','İstanbul Anadolu 2','31','100','15','2023-11-19','2023-12-05','300');" calcext:value-type="string">
            <text:p>insert into bagx (idx, ilx, bagx, bayid, talx, sklkx, ontesx, sontesx, yilx) values ('97','Zonguldak','İstanbul Anadolu 2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ksaray</text:p>
          </table:table-cell>
          <table:table-cell office:value-type="string" calcext:value-type="string">
            <text:p>Ankara</text:p>
          </table:table-cell>
          <table:table-cell office:value-type="float" office:value="98" calcext:value-type="float">
            <text:p>98</text:p>
          </table:table-cell>
          <table:table-cell table:formula="of:=&quot;insert into bagx (idx, ilx, bagx, bayid, talx, sklkx, ontesx, sontesx, yilx) values ('&quot;&amp;[.C69]&amp;&quot;','&quot;&amp;[.A69]&amp;&quot;','&quot;&amp;[.B69]&amp;&quot;','31','100','15','2023-11-19','2023-12-05','300');&quot;" office:value-type="string" office:string-value="insert into bagx (idx, ilx, bagx, bayid, talx, sklkx, ontesx, sontesx, yilx) values ('98','Aksaray','Ankara','31','100','15','2023-11-19','2023-12-05','300');" calcext:value-type="string">
            <text:p>insert into bagx (idx, ilx, bagx, bayid, talx, sklkx, ontesx, sontesx, yilx) values ('98','Aksaray','Ankar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burt</text:p>
          </table:table-cell>
          <table:table-cell office:value-type="string" calcext:value-type="string">
            <text:p>Erzincan</text:p>
          </table:table-cell>
          <table:table-cell office:value-type="float" office:value="99" calcext:value-type="float">
            <text:p>99</text:p>
          </table:table-cell>
          <table:table-cell table:formula="of:=&quot;insert into bagx (idx, ilx, bagx, bayid, talx, sklkx, ontesx, sontesx, yilx) values ('&quot;&amp;[.C70]&amp;&quot;','&quot;&amp;[.A70]&amp;&quot;','&quot;&amp;[.B70]&amp;&quot;','31','100','15','2023-11-19','2023-12-05','300');&quot;" office:value-type="string" office:string-value="insert into bagx (idx, ilx, bagx, bayid, talx, sklkx, ontesx, sontesx, yilx) values ('99','Bayburt','Erzincan','31','100','15','2023-11-19','2023-12-05','300');" calcext:value-type="string">
            <text:p>insert into bagx (idx, ilx, bagx, bayid, talx, sklkx, ontesx, sontesx, yilx) values ('99','Bayburt','Erzinca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raman</text:p>
          </table:table-cell>
          <table:table-cell office:value-type="string" calcext:value-type="string">
            <text:p>Konya</text:p>
          </table:table-cell>
          <table:table-cell office:value-type="float" office:value="100" calcext:value-type="float">
            <text:p>100</text:p>
          </table:table-cell>
          <table:table-cell table:formula="of:=&quot;insert into bagx (idx, ilx, bagx, bayid, talx, sklkx, ontesx, sontesx, yilx) values ('&quot;&amp;[.C71]&amp;&quot;','&quot;&amp;[.A71]&amp;&quot;','&quot;&amp;[.B71]&amp;&quot;','31','100','15','2023-11-19','2023-12-05','300');&quot;" office:value-type="string" office:string-value="insert into bagx (idx, ilx, bagx, bayid, talx, sklkx, ontesx, sontesx, yilx) values ('100','Karaman','Konya','31','100','15','2023-11-19','2023-12-05','300');" calcext:value-type="string">
            <text:p>insert into bagx (idx, ilx, bagx, bayid, talx, sklkx, ontesx, sontesx, yilx) values ('100','Karaman','Kony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ırıkkale</text:p>
          </table:table-cell>
          <table:table-cell office:value-type="string" calcext:value-type="string">
            <text:p>Ankara</text:p>
          </table:table-cell>
          <table:table-cell office:value-type="float" office:value="101" calcext:value-type="float">
            <text:p>101</text:p>
          </table:table-cell>
          <table:table-cell table:formula="of:=&quot;insert into bagx (idx, ilx, bagx, bayid, talx, sklkx, ontesx, sontesx, yilx) values ('&quot;&amp;[.C72]&amp;&quot;','&quot;&amp;[.A72]&amp;&quot;','&quot;&amp;[.B72]&amp;&quot;','31','100','15','2023-11-19','2023-12-05','300');&quot;" office:value-type="string" office:string-value="insert into bagx (idx, ilx, bagx, bayid, talx, sklkx, ontesx, sontesx, yilx) values ('101','Kırıkkale','Ankara','31','100','15','2023-11-19','2023-12-05','300');" calcext:value-type="string">
            <text:p>insert into bagx (idx, ilx, bagx, bayid, talx, sklkx, ontesx, sontesx, yilx) values ('101','Kırıkkale','Ankar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ŞanlıUrfa</text:p>
          </table:table-cell>
          <table:table-cell office:value-type="float" office:value="102" calcext:value-type="float">
            <text:p>102</text:p>
          </table:table-cell>
          <table:table-cell table:formula="of:=&quot;insert into bagx (idx, ilx, bagx, bayid, talx, sklkx, ontesx, sontesx, yilx) values ('&quot;&amp;[.C73]&amp;&quot;','&quot;&amp;[.A73]&amp;&quot;','&quot;&amp;[.B73]&amp;&quot;','31','100','15','2023-11-19','2023-12-05','300');&quot;" office:value-type="string" office:string-value="insert into bagx (idx, ilx, bagx, bayid, talx, sklkx, ontesx, sontesx, yilx) values ('102','Batman','ŞanlıUrfa','31','100','15','2023-11-19','2023-12-05','300');" calcext:value-type="string">
            <text:p>insert into bagx (idx, ilx, bagx, bayid, talx, sklkx, ontesx, sontesx, yilx) values ('102','Batman','ŞanlıUrf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Şırnak</text:p>
          </table:table-cell>
          <table:table-cell office:value-type="string" calcext:value-type="string">
            <text:p>ŞanlıUrfa</text:p>
          </table:table-cell>
          <table:table-cell office:value-type="float" office:value="103" calcext:value-type="float">
            <text:p>103</text:p>
          </table:table-cell>
          <table:table-cell table:formula="of:=&quot;insert into bagx (idx, ilx, bagx, bayid, talx, sklkx, ontesx, sontesx, yilx) values ('&quot;&amp;[.C74]&amp;&quot;','&quot;&amp;[.A74]&amp;&quot;','&quot;&amp;[.B74]&amp;&quot;','31','100','15','2023-11-19','2023-12-05','300');&quot;" office:value-type="string" office:string-value="insert into bagx (idx, ilx, bagx, bayid, talx, sklkx, ontesx, sontesx, yilx) values ('103','Şırnak','ŞanlıUrfa','31','100','15','2023-11-19','2023-12-05','300');" calcext:value-type="string">
            <text:p>insert into bagx (idx, ilx, bagx, bayid, talx, sklkx, ontesx, sontesx, yilx) values ('103','Şırnak','ŞanlıUrf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tın</text:p>
          </table:table-cell>
          <table:table-cell office:value-type="string" calcext:value-type="string">
            <text:p>İstanbul Anadolu 2</text:p>
          </table:table-cell>
          <table:table-cell office:value-type="float" office:value="104" calcext:value-type="float">
            <text:p>104</text:p>
          </table:table-cell>
          <table:table-cell table:formula="of:=&quot;insert into bagx (idx, ilx, bagx, bayid, talx, sklkx, ontesx, sontesx, yilx) values ('&quot;&amp;[.C75]&amp;&quot;','&quot;&amp;[.A75]&amp;&quot;','&quot;&amp;[.B75]&amp;&quot;','31','100','15','2023-11-19','2023-12-05','300');&quot;" office:value-type="string" office:string-value="insert into bagx (idx, ilx, bagx, bayid, talx, sklkx, ontesx, sontesx, yilx) values ('104','Bartın','İstanbul Anadolu 2','31','100','15','2023-11-19','2023-12-05','300');" calcext:value-type="string">
            <text:p>insert into bagx (idx, ilx, bagx, bayid, talx, sklkx, ontesx, sontesx, yilx) values ('104','Bartın','İstanbul Anadolu 2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ahan</text:p>
          </table:table-cell>
          <table:table-cell office:value-type="string" calcext:value-type="string">
            <text:p>Erzincan</text:p>
          </table:table-cell>
          <table:table-cell office:value-type="float" office:value="105" calcext:value-type="float">
            <text:p>105</text:p>
          </table:table-cell>
          <table:table-cell table:formula="of:=&quot;insert into bagx (idx, ilx, bagx, bayid, talx, sklkx, ontesx, sontesx, yilx) values ('&quot;&amp;[.C76]&amp;&quot;','&quot;&amp;[.A76]&amp;&quot;','&quot;&amp;[.B76]&amp;&quot;','31','100','15','2023-11-19','2023-12-05','300');&quot;" office:value-type="string" office:string-value="insert into bagx (idx, ilx, bagx, bayid, talx, sklkx, ontesx, sontesx, yilx) values ('105','Ardahan','Erzincan','31','100','15','2023-11-19','2023-12-05','300');" calcext:value-type="string">
            <text:p>insert into bagx (idx, ilx, bagx, bayid, talx, sklkx, ontesx, sontesx, yilx) values ('105','Ardahan','Erzinca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ğdır</text:p>
          </table:table-cell>
          <table:table-cell office:value-type="string" calcext:value-type="string">
            <text:p>Erzincan</text:p>
          </table:table-cell>
          <table:table-cell office:value-type="float" office:value="106" calcext:value-type="float">
            <text:p>106</text:p>
          </table:table-cell>
          <table:table-cell table:formula="of:=&quot;insert into bagx (idx, ilx, bagx, bayid, talx, sklkx, ontesx, sontesx, yilx) values ('&quot;&amp;[.C77]&amp;&quot;','&quot;&amp;[.A77]&amp;&quot;','&quot;&amp;[.B77]&amp;&quot;','31','100','15','2023-11-19','2023-12-05','300');&quot;" office:value-type="string" office:string-value="insert into bagx (idx, ilx, bagx, bayid, talx, sklkx, ontesx, sontesx, yilx) values ('106','Iğdır','Erzincan','31','100','15','2023-11-19','2023-12-05','300');" calcext:value-type="string">
            <text:p>insert into bagx (idx, ilx, bagx, bayid, talx, sklkx, ontesx, sontesx, yilx) values ('106','Iğdır','Erzinca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lova</text:p>
          </table:table-cell>
          <table:table-cell office:value-type="string" calcext:value-type="string">
            <text:p>İstanbul Anadolu 2</text:p>
          </table:table-cell>
          <table:table-cell office:value-type="float" office:value="107" calcext:value-type="float">
            <text:p>107</text:p>
          </table:table-cell>
          <table:table-cell table:formula="of:=&quot;insert into bagx (idx, ilx, bagx, bayid, talx, sklkx, ontesx, sontesx, yilx) values ('&quot;&amp;[.C78]&amp;&quot;','&quot;&amp;[.A78]&amp;&quot;','&quot;&amp;[.B78]&amp;&quot;','31','100','15','2023-11-19','2023-12-05','300');&quot;" office:value-type="string" office:string-value="insert into bagx (idx, ilx, bagx, bayid, talx, sklkx, ontesx, sontesx, yilx) values ('107','Yalova','İstanbul Anadolu 2','31','100','15','2023-11-19','2023-12-05','300');" calcext:value-type="string">
            <text:p>insert into bagx (idx, ilx, bagx, bayid, talx, sklkx, ontesx, sontesx, yilx) values ('107','Yalova','İstanbul Anadolu 2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rabük</text:p>
          </table:table-cell>
          <table:table-cell office:value-type="string" calcext:value-type="string">
            <text:p>Ankara</text:p>
          </table:table-cell>
          <table:table-cell office:value-type="float" office:value="108" calcext:value-type="float">
            <text:p>108</text:p>
          </table:table-cell>
          <table:table-cell table:formula="of:=&quot;insert into bagx (idx, ilx, bagx, bayid, talx, sklkx, ontesx, sontesx, yilx) values ('&quot;&amp;[.C79]&amp;&quot;','&quot;&amp;[.A79]&amp;&quot;','&quot;&amp;[.B79]&amp;&quot;','31','100','15','2023-11-19','2023-12-05','300');&quot;" office:value-type="string" office:string-value="insert into bagx (idx, ilx, bagx, bayid, talx, sklkx, ontesx, sontesx, yilx) values ('108','Karabük','Ankara','31','100','15','2023-11-19','2023-12-05','300');" calcext:value-type="string">
            <text:p>insert into bagx (idx, ilx, bagx, bayid, talx, sklkx, ontesx, sontesx, yilx) values ('108','Karabük','Ankara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lis</text:p>
          </table:table-cell>
          <table:table-cell office:value-type="string" calcext:value-type="string">
            <text:p>Mersin</text:p>
          </table:table-cell>
          <table:table-cell office:value-type="float" office:value="109" calcext:value-type="float">
            <text:p>109</text:p>
          </table:table-cell>
          <table:table-cell table:formula="of:=&quot;insert into bagx (idx, ilx, bagx, bayid, talx, sklkx, ontesx, sontesx, yilx) values ('&quot;&amp;[.C80]&amp;&quot;','&quot;&amp;[.A80]&amp;&quot;','&quot;&amp;[.B80]&amp;&quot;','31','100','15','2023-11-19','2023-12-05','300');&quot;" office:value-type="string" office:string-value="insert into bagx (idx, ilx, bagx, bayid, talx, sklkx, ontesx, sontesx, yilx) values ('109','Kilis','Mersin','31','100','15','2023-11-19','2023-12-05','300');" calcext:value-type="string">
            <text:p>insert into bagx (idx, ilx, bagx, bayid, talx, sklkx, ontesx, sontesx, yilx) values ('109','Kilis','Mersi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maniye</text:p>
          </table:table-cell>
          <table:table-cell office:value-type="string" calcext:value-type="string">
            <text:p>Mersin</text:p>
          </table:table-cell>
          <table:table-cell office:value-type="float" office:value="110" calcext:value-type="float">
            <text:p>110</text:p>
          </table:table-cell>
          <table:table-cell table:formula="of:=&quot;insert into bagx (idx, ilx, bagx, bayid, talx, sklkx, ontesx, sontesx, yilx) values ('&quot;&amp;[.C81]&amp;&quot;','&quot;&amp;[.A81]&amp;&quot;','&quot;&amp;[.B81]&amp;&quot;','31','100','15','2023-11-19','2023-12-05','300');&quot;" office:value-type="string" office:string-value="insert into bagx (idx, ilx, bagx, bayid, talx, sklkx, ontesx, sontesx, yilx) values ('110','Osmaniye','Mersin','31','100','15','2023-11-19','2023-12-05','300');" calcext:value-type="string">
            <text:p>insert into bagx (idx, ilx, bagx, bayid, talx, sklkx, ontesx, sontesx, yilx) values ('110','Osmaniye','Mersin','31','100','15','2023-11-19','2023-12-05','300'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üzce</text:p>
          </table:table-cell>
          <table:table-cell office:value-type="string" calcext:value-type="string">
            <text:p>İstanbul Anadolu 2</text:p>
          </table:table-cell>
          <table:table-cell office:value-type="float" office:value="111" calcext:value-type="float">
            <text:p>111</text:p>
          </table:table-cell>
          <table:table-cell table:formula="of:=&quot;insert into bagx (idx, ilx, bagx, bayid, talx, sklkx, ontesx, sontesx, yilx) values ('&quot;&amp;[.C82]&amp;&quot;','&quot;&amp;[.A82]&amp;&quot;','&quot;&amp;[.B82]&amp;&quot;','31','100','15','2023-11-19','2023-12-05','300');&quot;" office:value-type="string" office:string-value="insert into bagx (idx, ilx, bagx, bayid, talx, sklkx, ontesx, sontesx, yilx) values ('111','Düzce','İstanbul Anadolu 2','31','100','15','2023-11-19','2023-12-05','300');" calcext:value-type="string">
            <text:p>insert into bagx (idx, ilx, bagx, bayid, talx, sklkx, ontesx, sontesx, yilx) values ('111','Düzce','İstanbul Anadolu 2','31','100','15','2023-11-19','2023-12-05','300');</text:p>
          </table:table-cell>
          <table:table-cell table:number-columns-repeated="9"/>
        </table:table-row>
      </table:table>
      <table:table table:name="Lojistik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2:55:18.250292341</meta:creation-date>
    <dc:date>2023-11-19T20:51:15.461986906</dc:date>
    <meta:editing-duration>PT1H59M24S</meta:editing-duration>
    <meta:editing-cycles>40</meta:editing-cycles>
    <meta:generator>LibreOffice/7.3.7.2$Linux_X86_64 LibreOffice_project/30$Build-2</meta:generator>
    <meta:document-statistic meta:table-count="3" meta:cell-count="481" meta:object-count="0"/>
  </office:meta>
</office:document-meta>
</file>